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00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ff99" gnm:background-colour="#ffff99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99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Mono"/>
    </style:style>
    <style:style style:name="ACE-10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35.748pt" style:use-optimal-column-width="true"/>
    </style:style>
    <style:style style:name="ACOL-2" style:family="table-column">
      <style:table-column-properties style:column-width="163.9008pt" style:use-optimal-column-width="true"/>
    </style:style>
    <style:style style:name="ACOL-3" style:family="table-column">
      <style:table-column-properties style:column-width="40.3344pt" style:use-optimal-column-width="true"/>
    </style:style>
    <style:style style:name="ACOL-4" style:family="table-column">
      <style:table-column-properties style:column-width="88.5pt" style:use-optimal-column-width="true"/>
    </style:style>
    <style:style style:name="ACOL-5" style:family="table-column">
      <style:table-column-properties style:column-width="47.25pt" style:use-optimal-column-width="true"/>
    </style:style>
    <style:style style:name="ACOL-6" style:family="table-column">
      <style:table-column-properties style:column-width="54.75pt" style:use-optimal-column-width="true"/>
    </style:style>
    <style:style style:name="ACOL-7" style:family="table-column">
      <style:table-column-properties style:column-width="54.251999999999995pt" style:use-optimal-column-width="true"/>
    </style:style>
    <style:style style:name="ACOL-8" style:family="table-column">
      <style:table-column-properties style:column-width="44.1936pt" style:use-optimal-column-width="true"/>
    </style:style>
    <style:style style:name="ACOL-9" style:family="table-column">
      <style:table-column-properties style:column-width="32.652pt" style:use-optimal-column-width="true"/>
    </style:style>
    <style:style style:name="ACOL-10" style:family="table-column">
      <style:table-column-properties style:column-width="69.7032pt" style:use-optimal-column-width="true"/>
    </style:style>
    <style:style style:name="ACOL-11" style:family="table-column">
      <style:table-column-properties style:column-width="58.903200000000005pt" style:use-optimal-column-width="true"/>
    </style:style>
    <style:style style:name="ACOL-12" style:family="table-column">
      <style:table-column-properties style:column-width="58.5pt" style:use-optimal-column-width="true"/>
    </style:style>
    <style:style style:name="ACOL-13" style:family="table-column">
      <style:table-column-properties style:column-width="66.6144pt" style:use-optimal-column-width="true"/>
    </style:style>
    <style:style style:name="ACOL-14" style:family="table-column">
      <style:table-column-properties style:column-width="67.5pt" style:use-optimal-column-width="true"/>
    </style:style>
    <style:style style:name="ACOL-15" style:family="table-column">
      <style:table-column-properties style:column-width="97.992pt" style:use-optimal-column-width="true"/>
    </style:style>
    <style:style style:name="ACOL-16" style:family="table-column">
      <style:table-column-properties style:column-width="82.5984pt" style:use-optimal-column-width="true"/>
    </style:style>
    <style:style style:name="ACOL-17" style:family="table-column">
      <style:table-column-properties style:column-width="64.008pt" style:use-optimal-column-width="true"/>
    </style:style>
    <style:style style:name="ACOL-18" style:family="table-column">
      <style:table-column-properties style:column-width="92.8656pt" style:use-optimal-column-width="true"/>
    </style:style>
    <style:style style:name="ACOL-19" style:family="table-column"/>
    <style:style style:name="ACOL-20" style:family="table-column">
      <style:table-column-properties style:column-width="35.75pt" style:use-optimal-column-width="true"/>
    </style:style>
    <style:style style:name="ACOL-21" style:family="table-column">
      <style:table-column-properties style:column-width="163.9pt" style:use-optimal-column-width="true"/>
    </style:style>
    <style:style style:name="ACOL-22" style:family="table-column">
      <style:table-column-properties style:column-width="40.33pt" style:use-optimal-column-width="true"/>
    </style:style>
    <style:style style:name="ACOL-23" style:family="table-column">
      <style:table-column-properties style:column-width="84.36pt" style:use-optimal-column-width="true"/>
    </style:style>
    <style:style style:name="ACOL-24" style:family="table-column">
      <style:table-column-properties style:column-width="36.85pt" style:use-optimal-column-width="true"/>
    </style:style>
    <style:style style:name="ACOL-25" style:family="table-column">
      <style:table-column-properties style:column-width="48.84pt" style:use-optimal-column-width="true"/>
    </style:style>
    <style:style style:name="ACOL-26" style:family="table-column">
      <style:table-column-properties style:column-width="54.25pt" style:use-optimal-column-width="true"/>
    </style:style>
    <style:style style:name="ACOL-27" style:family="table-column">
      <style:table-column-properties style:column-width="44.19pt" style:use-optimal-column-width="true"/>
    </style:style>
    <style:style style:name="ACOL-28" style:family="table-column">
      <style:table-column-properties style:column-width="32.65pt" style:use-optimal-column-width="true"/>
    </style:style>
    <style:style style:name="ACOL-29" style:family="table-column">
      <style:table-column-properties style:column-width="69.7pt" style:use-optimal-column-width="true"/>
    </style:style>
    <style:style style:name="ACOL-30" style:family="table-column">
      <style:table-column-properties style:column-width="58.9pt" style:use-optimal-column-width="true"/>
    </style:style>
    <style:style style:name="ACOL-31" style:family="table-column">
      <style:table-column-properties style:column-width="58.11pt" style:use-optimal-column-width="true"/>
    </style:style>
    <style:style style:name="ACOL-32" style:family="table-column">
      <style:table-column-properties style:column-width="66.61pt" style:use-optimal-column-width="true"/>
    </style:style>
    <style:style style:name="ACOL-33" style:family="table-column">
      <style:table-column-properties style:column-width="64.01pt" style:use-optimal-column-width="true"/>
    </style:style>
    <style:style style:name="ACOL-34" style:family="table-column">
      <style:table-column-properties style:column-width="97.99pt" style:use-optimal-column-width="true"/>
    </style:style>
    <style:style style:name="ACOL-35" style:family="table-column">
      <style:table-column-properties style:column-width="82.6pt" style:use-optimal-column-width="true"/>
    </style:style>
    <style:style style:name="ACOL-36" style:family="table-column">
      <style:table-column-properties style:column-width="92.87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>
      <style:table-row-properties style:row-height="12.81599999999999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model_selection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9"/>
        <table:table-column table:style-name="ACOL-10"/>
        <table:table-column table:style-name="ACOL-11"/>
        <table:table-column table:style-name="ACOL-12"/>
        <table:table-column table:style-name="ACOL-13"/>
        <table:table-column table:style-name="ACOL-14"/>
        <table:table-column table:style-name="ACOL-15"/>
        <table:table-column table:style-name="ACOL-16"/>
        <table:table-column table:style-name="ACOL-17"/>
        <table:table-column table:style-name="ACOL-18" table:number-columns-repeated="2"/>
        <table:table-column table:style-name="ACOL-17" table:number-columns-repeated="44"/>
        <table:table-column table:style-name="ACOL-0" table:number-columns-repeated="64"/>
        <table:table-row table:style-name="AROW-1">
          <table:table-cell table:style-name="ACE-0" office:value-type="string">
            <text:p>model</text:p>
          </table:table-cell>
          <table:table-cell table:style-name="ACE-0" office:value-type="string">
            <text:p>preprocessing</text:p>
          </table:table-cell>
          <table:table-cell table:style-name="ACE-0" office:value-type="string">
            <text:p>chol</text:p>
          </table:table-cell>
          <table:table-cell table:style-name="ACE-0" office:value-type="string">
            <text:p>imputation</text:p>
          </table:table-cell>
          <table:table-cell table:style-name="ACE-0" office:value-type="string">
            <text:p>accuracy</text:p>
          </table:table-cell>
          <table:table-cell table:style-name="ACE-0" office:value-type="string">
            <text:p>precision</text:p>
          </table:table-cell>
          <table:table-cell table:style-name="ACE-0" office:value-type="string">
            <text:p>sensitivity</text:p>
          </table:table-cell>
          <table:table-cell table:style-name="ACE-0" office:value-type="string">
            <text:p>specificity</text:p>
          </table:table-cell>
          <table:table-cell table:style-name="ACE-0" office:value-type="string">
            <text:p>mcc</text:p>
          </table:table-cell>
          <table:table-cell table:style-name="ACE-0" office:value-type="string">
            <text:p>dor</text:p>
          </table:table-cell>
          <table:table-cell table:style-name="ACE-0" office:value-type="string">
            <text:p>cv mean mcc</text:p>
          </table:table-cell>
          <table:table-cell table:style-name="ACE-0" office:value-type="string">
            <text:p>cv std mcc</text:p>
          </table:table-cell>
          <table:table-cell table:style-name="ACE-0" office:value-type="string">
            <text:p>outlier mcc</text:p>
          </table:table-cell>
          <table:table-cell table:style-name="ACE-0" office:value-type="string">
            <text:p>full dataset</text:p>
          </table:table-cell>
          <table:table-cell table:style-name="ACE-0" office:value-type="string">
            <text:p>commit hash</text:p>
          </table:table-cell>
          <table:table-cell table:style-name="ACE-0"/>
          <table:table-cell table:style-name="ACE-0" office:value-type="string">
            <text:p>Highest mcc</text:p>
          </table:table-cell>
          <table:table-cell table:style-name="ACE-0" table:formula="of:=MAX([.I$1:.I$1048576])" office:value-type="float" office:value="0.69099999999999995">
            <text:p>0.691</text:p>
          </table:table-cell>
          <table:table-cell table:style-name="ACE-0" table:formula="of:=MATCH([.R1];[.I$1:.I$1048576];0)" office:value-type="float" office:value="35">
            <text:p>35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712">
            <text:p>0.7712</text:p>
          </table:table-cell>
          <table:table-cell table:style-name="ACE-0" office:value-type="float" office:value="0.83750000000000002">
            <text:p>0.8375</text:p>
          </table:table-cell>
          <table:table-cell table:style-name="ACE-0" office:value-type="float" office:value="0.75280000000000002">
            <text:p>0.7528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4290000000000005">
            <text:p>0.5429</text:p>
          </table:table-cell>
          <table:table-cell table:style-name="ACE-0" office:value-type="float" office:value="11.949999999999999">
            <text:p>11.95</text:p>
          </table:table-cell>
          <table:table-cell table:style-name="ACE-0" office:value-type="float" office:value="0.35820000000000002">
            <text:p>0.3582</text:p>
          </table:table-cell>
          <table:table-cell table:style-name="ACE-0" office:value-type="float" office:value="0.28849999999999998">
            <text:p>0.2885</text:p>
          </table:table-cell>
          <table:table-cell table:style-name="ACE-0" office:value-type="float" office:value="0.38100000000000001">
            <text:p>0.38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1b4fa9</text:p>
          </table:table-cell>
          <table:table-cell table:number-columns-repeated="2" table:style-name="ACE-0"/>
          <table:table-cell table:style-name="ACE-0" table:formula="of:=LARGE([.I$1:.I$1048576];2)" office:value-type="float" office:value="0.68079999999999996">
            <text:p>0.6808</text:p>
          </table:table-cell>
          <table:table-cell table:style-name="ACE-0" table:formula="of:=MATCH([.R2];[.I$1:.I$1048576];0)" office:value-type="float" office:value="32">
            <text:p>32</text:p>
          </table:table-cell>
          <table:table-cell table:number-columns-repeated="109" table:style-name="ACE-0"/>
        </table:table-row>
        <table:table-row table:style-name="AROW-1">
          <table:table-cell table:style-name="ACE-1" office:value-type="string">
            <text:p>qda</text:p>
          </table:table-cell>
          <table:table-cell table:style-name="ACE-1" office:value-type="string">
            <text:p>power transformer</text:p>
          </table:table-cell>
          <table:table-cell table:style-name="ACE-1" office:value-type="string">
            <text:p>FALSE</text:p>
          </table:table-cell>
          <table:table-cell table:style-name="ACE-1" office:value-type="string">
            <text:p>single</text:p>
          </table:table-cell>
          <table:table-cell table:style-name="ACE-1" office:value-type="float" office:value="0.8246">
            <text:p>0.8246</text:p>
          </table:table-cell>
          <table:table-cell table:style-name="ACE-1" office:value-type="float" office:value="0.87880000000000003">
            <text:p>0.8788</text:p>
          </table:table-cell>
          <table:table-cell table:style-name="ACE-1" office:value-type="float" office:value="0.8286">
            <text:p>0.8286</text:p>
          </table:table-cell>
          <table:table-cell table:style-name="ACE-1" office:value-type="float" office:value="0.81820000000000004">
            <text:p>0.8182</text:p>
          </table:table-cell>
          <table:table-cell table:style-name="ACE-1" office:value-type="float" office:value="0.63770000000000004">
            <text:p>0.6377</text:p>
          </table:table-cell>
          <table:table-cell table:style-name="ACE-1" office:value-type="float" office:value="21.75">
            <text:p>21.75</text:p>
          </table:table-cell>
          <table:table-cell table:style-name="ACE-1" office:value-type="float" office:value="0.59809999999999997">
            <text:p>0.5981</text:p>
          </table:table-cell>
          <table:table-cell table:style-name="ACE-1" office:value-type="float" office:value="0.12970000000000001">
            <text:p>0.1297</text:p>
          </table:table-cell>
          <table:table-cell table:style-name="ACE-1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794549</text:p>
          </table:table-cell>
          <table:table-cell table:number-columns-repeated="2" table:style-name="ACE-0"/>
          <table:table-cell table:style-name="ACE-0" table:formula="of:=LARGE([.I$1:.I$1048576];3)" office:value-type="float" office:value="0.67090000000000005">
            <text:p>0.6709</text:p>
          </table:table-cell>
          <table:table-cell table:style-name="ACE-0" table:formula="of:=MATCH([.R3];[.I$1:.I$1048576];0)" office:value-type="float" office:value="21">
            <text:p>2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069999999999999">
            <text:p>0.8207</text:p>
          </table:table-cell>
          <table:table-cell table:style-name="ACE-0" office:value-type="float" office:value="0.88119999999999998">
            <text:p>0.8812</text:p>
          </table:table-cell>
          <table:table-cell table:style-name="ACE-0" office:value-type="float" office:value="0.80910000000000004">
            <text:p>0.8091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3749999999999996">
            <text:p>0.6375</text:p>
          </table:table-cell>
          <table:table-cell table:style-name="ACE-0" office:value-type="float" office:value="21.899999999999999">
            <text:p>21.9</text:p>
          </table:table-cell>
          <table:table-cell table:style-name="ACE-0" office:value-type="float" office:value="0.59470000000000001">
            <text:p>0.5947</text:p>
          </table:table-cell>
          <table:table-cell table:style-name="ACE-0" office:value-type="float" office:value="0.1663">
            <text:p>0.1663</text:p>
          </table:table-cell>
          <table:table-cell table:style-name="ACE-0" office:value-type="float" office:value="0.53300000000000003">
            <text:p>0.53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4708a1</text:p>
          </table:table-cell>
          <table:table-cell table:number-columns-repeated="2" table:style-name="ACE-0"/>
          <table:table-cell table:style-name="ACE-0" table:formula="of:=LARGE([.I$1:.I$1048576];4)" office:value-type="float" office:value="0.66559999999999997">
            <text:p>0.6656</text:p>
          </table:table-cell>
          <table:table-cell table:style-name="ACE-0" table:formula="of:=MATCH([.R4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2809999999999995">
            <text:p>0.8281</text:p>
          </table:table-cell>
          <table:table-cell table:style-name="ACE-0" office:value-type="float" office:value="0.60750000000000004">
            <text:p>0.6075</text:p>
          </table:table-cell>
          <table:table-cell table:style-name="ACE-0" office:value-type="float" office:value="17.02">
            <text:p>17.02</text:p>
          </table:table-cell>
          <table:table-cell table:style-name="ACE-0" office:value-type="float" office:value="0.56499999999999995">
            <text:p>0.565</text:p>
          </table:table-cell>
          <table:table-cell table:style-name="ACE-0" office:value-type="float" office:value="0.16930000000000001">
            <text:p>0.1693</text:p>
          </table:table-cell>
          <table:table-cell table:style-name="ACE-0" office:value-type="float" office:value="0.51729999999999998">
            <text:p>0.517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ea8dec6</text:p>
          </table:table-cell>
          <table:table-cell table:number-columns-repeated="2" table:style-name="ACE-0"/>
          <table:table-cell table:style-name="ACE-0" table:formula="of:=LARGE([.I$1:.I$1048576];5)" office:value-type="float" office:value="0.66559999999999997">
            <text:p>0.6656</text:p>
          </table:table-cell>
          <table:table-cell table:style-name="ACE-0" table:formula="of:=MATCH([.R5];[.I$1:.I$1048576];0)" office:value-type="float" office:value="11">
            <text:p>11</text:p>
          </table:table-cell>
          <table:table-cell table:number-columns-repeated="109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559999999999996">
            <text:p>0.7756</text:p>
          </table:table-cell>
          <table:table-cell table:style-name="ACE-0" office:value-type="float" office:value="0.84809999999999997">
            <text:p>0.8481</text:p>
          </table:table-cell>
          <table:table-cell table:style-name="ACE-0" office:value-type="float" office:value="0.74439999999999995">
            <text:p>0.744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55600000000000005">
            <text:p>0.556</text:p>
          </table:table-cell>
          <table:table-cell table:style-name="ACE-0" office:value-type="float" office:value="13.109999999999999">
            <text:p>13.11</text:p>
          </table:table-cell>
          <table:table-cell table:style-name="ACE-0" office:value-type="float" office:value="0.58330000000000004">
            <text:p>0.5833</text:p>
          </table:table-cell>
          <table:table-cell table:style-name="ACE-0" office:value-type="float" office:value="0.1356">
            <text:p>0.1356</text:p>
          </table:table-cell>
          <table:table-cell table:style-name="ACE-0" office:value-type="float" office:value="0.32390000000000002">
            <text:p>0.323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6b6d8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qda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8239999999999996">
            <text:p>0.8824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6472">
            <text:p>0.6472</text:p>
          </table:table-cell>
          <table:table-cell table:style-name="ACE-0" office:value-type="float" office:value="23.25">
            <text:p>23.25</text:p>
          </table:table-cell>
          <table:table-cell table:style-name="ACE-0" office:value-type="float" office:value="0.56630000000000003">
            <text:p>0.5663</text:p>
          </table:table-cell>
          <table:table-cell table:style-name="ACE-0" office:value-type="float" office:value="0.21010000000000001">
            <text:p>0.2101</text:p>
          </table:table-cell>
          <table:table-cell table:style-name="ACE-0" office:value-type="float" office:value="0.49099999999999999">
            <text:p>0.49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4277f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89999999999995">
            <text:p>0.8039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3819999999999995">
            <text:p>0.8382</text:p>
          </table:table-cell>
          <table:table-cell table:style-name="ACE-0" office:value-type="float" office:value="0.6109">
            <text:p>0.6109</text:p>
          </table:table-cell>
          <table:table-cell table:style-name="ACE-0" office:value-type="float" office:value="18">
            <text:p>18</text:p>
          </table:table-cell>
          <table:table-cell table:style-name="ACE-0" office:value-type="float" office:value="0.61399999999999999">
            <text:p>0.614</text:p>
          </table:table-cell>
          <table:table-cell table:style-name="ACE-0" office:value-type="float" office:value="0.16250000000000001">
            <text:p>0.1625</text:p>
          </table:table-cell>
          <table:table-cell table:style-name="ACE-0" office:value-type="float" office:value="0.52300000000000002">
            <text:p>0.523</text:p>
          </table:table-cell>
          <table:table-cell table:style-name="ACE-0" office:value-type="boolean" office:boolean-value="false">
            <text:p>FALSE</text:p>
          </table:table-cell>
          <table:table-cell table:number-columns-repeated="114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0300000000000005">
            <text:p>0.803</text:p>
          </table:table-cell>
          <table:table-cell table:style-name="ACE-0" office:value-type="float" office:value="0.85250000000000004">
            <text:p>0.8525</text:p>
          </table:table-cell>
          <table:table-cell table:style-name="ACE-0" office:value-type="float" office:value="0.75360000000000005">
            <text:p>0.7536</text:p>
          </table:table-cell>
          <table:table-cell table:style-name="ACE-0" office:value-type="float" office:value="0.85709999999999997">
            <text:p>0.8571</text:p>
          </table:table-cell>
          <table:table-cell table:style-name="ACE-0" office:value-type="float" office:value="0.6119">
            <text:p>0.6119</text:p>
          </table:table-cell>
          <table:table-cell table:style-name="ACE-0" office:value-type="float" office:value="18.350000000000001">
            <text:p>18.35</text:p>
          </table:table-cell>
          <table:table-cell table:style-name="ACE-0" office:value-type="float" office:value="0.5796">
            <text:p>0.579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9214a62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0130000000000001">
            <text:p>0.8013</text:p>
          </table:table-cell>
          <table:table-cell table:style-name="ACE-0" office:value-type="float" office:value="0.8649">
            <text:p>0.8649</text:p>
          </table:table-cell>
          <table:table-cell table:style-name="ACE-0" office:value-type="float" office:value="0.75290000000000001">
            <text:p>0.7529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1040000000000005">
            <text:p>0.6104</text:p>
          </table:table-cell>
          <table:table-cell table:style-name="ACE-0" office:value-type="float" office:value="18.59">
            <text:p>18.59</text:p>
          </table:table-cell>
          <table:table-cell table:style-name="ACE-0" office:value-type="float" office:value="0.61529999999999996">
            <text:p>0.6153</text:p>
          </table:table-cell>
          <table:table-cell table:style-name="ACE-0" office:value-type="float" office:value="0.14480000000000001">
            <text:p>0.1448</text:p>
          </table:table-cell>
          <table:table-cell table:style-name="ACE-0" office:value-type="float" office:value="0.53339999999999999">
            <text:p>0.533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9527b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nbc</text:p>
          </table:table-cell>
          <table:table-cell table:style-name="ACE-0" office:value-type="string">
            <text:p>power transformer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8570000000000004">
            <text:p>0.8857</text:p>
          </table:table-cell>
          <table:table-cell table:style-name="ACE-0" office:value-type="float" office:value="0.83779999999999999">
            <text:p>0.8378</text:p>
          </table:table-cell>
          <table:table-cell table:style-name="ACE-0" office:value-type="float" office:value="0.83560000000000001">
            <text:p>0.8356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6.260000000000002">
            <text:p>26.26</text:p>
          </table:table-cell>
          <table:table-cell table:style-name="ACE-0" office:value-type="float" office:value="0.63790000000000002">
            <text:p>0.6379</text:p>
          </table:table-cell>
          <table:table-cell table:style-name="ACE-0" office:value-type="float" office:value="0.156">
            <text:p>0.15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42ba5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5819999999999999">
            <text:p>0.7582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73029999999999995">
            <text:p>0.7303</text:p>
          </table:table-cell>
          <table:table-cell table:style-name="ACE-0" office:value-type="float" office:value="0.79690000000000005">
            <text:p>0.7969</text:p>
          </table:table-cell>
          <table:table-cell table:style-name="ACE-0" office:value-type="float" office:value="0.5202">
            <text:p>0.5202</text:p>
          </table:table-cell>
          <table:table-cell table:style-name="ACE-0" office:value-type="float" office:value="10.619999999999999">
            <text:p>10.62</text:p>
          </table:table-cell>
          <table:table-cell table:style-name="ACE-0" office:value-type="float" office:value="0.50280000000000002">
            <text:p>0.5028</text:p>
          </table:table-cell>
          <table:table-cell table:style-name="ACE-0" office:value-type="float" office:value="0.1923">
            <text:p>0.1923</text:p>
          </table:table-cell>
          <table:table-cell table:style-name="ACE-0" office:value-type="float" office:value="0.7319">
            <text:p>0.7319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00dcdc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661">
            <text:p>0.7661</text:p>
          </table:table-cell>
          <table:table-cell table:style-name="ACE-0" office:value-type="float" office:value="0.83509999999999995">
            <text:p>0.8351</text:p>
          </table:table-cell>
          <table:table-cell table:style-name="ACE-0" office:value-type="float" office:value="0.77139999999999997">
            <text:p>0.7714</text:p>
          </table:table-cell>
          <table:table-cell table:style-name="ACE-0" office:value-type="float" office:value="0.75760000000000005">
            <text:p>0.7576</text:p>
          </table:table-cell>
          <table:table-cell table:style-name="ACE-0" office:value-type="float" office:value="0.51980000000000004">
            <text:p>0.5198</text:p>
          </table:table-cell>
          <table:table-cell table:style-name="ACE-0" office:value-type="float" office:value="10.550000000000001">
            <text:p>10.55</text:p>
          </table:table-cell>
          <table:table-cell table:style-name="ACE-0" office:value-type="float" office:value="0.52470000000000006">
            <text:p>0.5247</text:p>
          </table:table-cell>
          <table:table-cell table:style-name="ACE-0" office:value-type="float" office:value="0.13300000000000001">
            <text:p>0.133</text:p>
          </table:table-cell>
          <table:table-cell table:style-name="ACE-0" office:value-type="float" office:value="0.56820000000000004">
            <text:p>0.56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98220e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9890000000000005">
            <text:p>0.7989</text:p>
          </table:table-cell>
          <table:table-cell table:style-name="ACE-0" office:value-type="float" office:value="0.88419999999999999">
            <text:p>0.8842</text:p>
          </table:table-cell>
          <table:table-cell table:style-name="ACE-0" office:value-type="float" office:value="0.76359999999999995">
            <text:p>0.7636</text:p>
          </table:table-cell>
          <table:table-cell table:style-name="ACE-0" office:value-type="float" office:value="0.85140000000000005">
            <text:p>0.8514</text:p>
          </table:table-cell>
          <table:table-cell table:style-name="ACE-0" office:value-type="float" office:value="0.60340000000000005">
            <text:p>0.6034</text:p>
          </table:table-cell>
          <table:table-cell table:style-name="ACE-0" office:value-type="float" office:value="18.5">
            <text:p>18.5</text:p>
          </table:table-cell>
          <table:table-cell table:style-name="ACE-0" office:value-type="float" office:value="0.53549999999999998">
            <text:p>0.5355</text:p>
          </table:table-cell>
          <table:table-cell table:style-name="ACE-0" office:value-type="float" office:value="0.11550000000000001">
            <text:p>0.1155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8d32d4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9549999999999998">
            <text:p>0.7955</text:p>
          </table:table-cell>
          <table:table-cell table:style-name="ACE-0" office:value-type="float" office:value="0.81540000000000001">
            <text:p>0.8154</text:p>
          </table:table-cell>
          <table:table-cell table:style-name="ACE-0" office:value-type="float" office:value="0.77939999999999998">
            <text:p>0.7794</text:p>
          </table:table-cell>
          <table:table-cell table:style-name="ACE-0" office:value-type="float" office:value="0.8125">
            <text:p>0.8125</text:p>
          </table:table-cell>
          <table:table-cell table:style-name="ACE-0" office:value-type="float" office:value="0.5917">
            <text:p>0.5917</text:p>
          </table:table-cell>
          <table:table-cell table:style-name="ACE-0" office:value-type="float" office:value="15.31">
            <text:p>15.31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float" office:value="0.089429999999999996">
            <text:p>0.08943</text:p>
          </table:table-cell>
          <table:table-cell table:style-name="ACE-0" office:value-type="float" office:value="0.44719999999999999">
            <text:p>0.447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226358</text:p>
          </table:table-cell>
          <table:table-cell table:number-columns-repeated="2" table:style-name="ACE-0"/>
          <table:table-cell table:number-columns-repeated="2" table:style-name="Gnumeric-default"/>
          <table:table-cell table:number-columns-repeated="109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4360000000000004">
            <text:p>0.7436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71109999999999995">
            <text:p>0.7111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49299999999999999">
            <text:p>0.493</text:p>
          </table:table-cell>
          <table:table-cell table:style-name="ACE-0" office:value-type="float" office:value="9.1430000000000007">
            <text:p>9.143</text:p>
          </table:table-cell>
          <table:table-cell table:style-name="ACE-0" office:value-type="float" office:value="0.55379999999999996">
            <text:p>0.5538</text:p>
          </table:table-cell>
          <table:table-cell table:style-name="ACE-0" office:value-type="float" office:value="0.1226">
            <text:p>0.1226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21a015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dtc</text:p>
          </table:table-cell>
          <table:table-cell table:style-name="ACE-0" office:value-type="string">
            <text:p>robust scaling</text:p>
          </table:table-cell>
          <table:table-cell table:style-name="ACE-0" office:value-type="string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7772">
            <text:p>0.7772</text:p>
          </table:table-cell>
          <table:table-cell table:style-name="ACE-0" office:value-type="float" office:value="0.89659999999999995">
            <text:p>0.8966</text:p>
          </table:table-cell>
          <table:table-cell table:style-name="ACE-0" office:value-type="float" office:value="0.70909999999999995">
            <text:p>0.7091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57699999999999996">
            <text:p>0.577</text:p>
          </table:table-cell>
          <table:table-cell table:style-name="ACE-0" office:value-type="float" office:value="17.600000000000001">
            <text:p>17.6</text:p>
          </table:table-cell>
          <table:table-cell table:style-name="ACE-0" office:value-type="float" office:value="0.50639999999999996">
            <text:p>0.5064</text:p>
          </table:table-cell>
          <table:table-cell table:style-name="ACE-0" office:value-type="float" office:value="0.16370000000000001">
            <text:p>0.1637</text:p>
          </table:table-cell>
          <table:table-cell table:style-name="ACE-0" office:value-type="float" office:value="0.45229999999999998">
            <text:p>0.4523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4d249d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009999999999995">
            <text:p>0.8301</text:p>
          </table:table-cell>
          <table:table-cell table:style-name="ACE-0" office:value-type="float" office:value="0.88160000000000005">
            <text:p>0.8816</text:p>
          </table:table-cell>
          <table:table-cell table:style-name="ACE-0" office:value-type="float" office:value="0.79759999999999998">
            <text:p>0.7976</text:p>
          </table:table-cell>
          <table:table-cell table:style-name="ACE-0" office:value-type="float" office:value="0.86960000000000004">
            <text:p>0.8696</text:p>
          </table:table-cell>
          <table:table-cell table:style-name="ACE-0" office:value-type="float" office:value="0.66400000000000003">
            <text:p>0.664</text:p>
          </table:table-cell>
          <table:table-cell table:style-name="ACE-0" office:value-type="float" office:value="26.27">
            <text:p>26.27</text:p>
          </table:table-cell>
          <table:table-cell table:style-name="ACE-0" office:value-type="float" office:value="0.59999999999999998">
            <text:p>0.6</text:p>
          </table:table-cell>
          <table:table-cell table:style-name="ACE-0" office:value-type="float" office:value="0.13980000000000001">
            <text:p>0.1398</text:p>
          </table:table-cell>
          <table:table-cell table:style-name="ACE-0" office:value-type="float" office:value="1">
            <text:p>1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1bb43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040000000000003">
            <text:p>0.8304</text:p>
          </table:table-cell>
          <table:table-cell table:style-name="ACE-0" office:value-type="float" office:value="0.89580000000000004">
            <text:p>0.8958</text:p>
          </table:table-cell>
          <table:table-cell table:style-name="ACE-0" office:value-type="float" office:value="0.81899999999999995">
            <text:p>0.819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65490000000000004">
            <text:p>0.6549</text:p>
          </table:table-cell>
          <table:table-cell table:style-name="ACE-0" office:value-type="float" office:value="25.350000000000001">
            <text:p>25.3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211">
            <text:p>0.1211</text:p>
          </table:table-cell>
          <table:table-cell table:style-name="ACE-0" office:value-type="float" office:value="0.74239999999999995">
            <text:p>0.7424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cdb6f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2609999999999995">
            <text:p>0.8261</text:p>
          </table:table-cell>
          <table:table-cell table:style-name="ACE-0" office:value-type="float" office:value="0.86240000000000006">
            <text:p>0.8624</text:p>
          </table:table-cell>
          <table:table-cell table:style-name="ACE-0" office:value-type="float" office:value="0.8468">
            <text:p>0.8468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3849999999999996">
            <text:p>0.6385</text:p>
          </table:table-cell>
          <table:table-cell table:style-name="ACE-0" office:value-type="float" office:value="21.379999999999999">
            <text:p>21.38</text:p>
          </table:table-cell>
          <table:table-cell table:style-name="ACE-0" office:value-type="float" office:value="0.61860000000000004">
            <text:p>0.6186</text:p>
          </table:table-cell>
          <table:table-cell table:style-name="ACE-0" office:value-type="float" office:value="0.073940000000000006">
            <text:p>0.07394</text:p>
          </table:table-cell>
          <table:table-cell table:style-name="ACE-0" office:value-type="float" office:value="0.7802">
            <text:p>0.7802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5607b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3330000000000004">
            <text:p>0.8333</text:p>
          </table:table-cell>
          <table:table-cell table:style-name="ACE-0" office:value-type="float" office:value="0.87719999999999998">
            <text:p>0.8772</text:p>
          </table:table-cell>
          <table:table-cell table:style-name="ACE-0" office:value-type="float" office:value="0.76919999999999999">
            <text:p>0.7692</text:p>
          </table:table-cell>
          <table:table-cell table:style-name="ACE-0" office:value-type="float" office:value="0.89549999999999996">
            <text:p>0.8955</text:p>
          </table:table-cell>
          <table:table-cell table:style-name="ACE-0" office:value-type="float" office:value="0.67090000000000005">
            <text:p>0.6709</text:p>
          </table:table-cell>
          <table:table-cell table:style-name="ACE-0" office:value-type="float" office:value="28.57">
            <text:p>28.57</text:p>
          </table:table-cell>
          <table:table-cell table:style-name="ACE-0" office:value-type="float" office:value="0.59640000000000004">
            <text:p>0.5964</text:p>
          </table:table-cell>
          <table:table-cell table:style-name="ACE-0" office:value-type="float" office:value="0.1071">
            <text:p>0.1071</text:p>
          </table:table-cell>
          <table:table-cell table:style-name="ACE-0" office:value-type="float" office:value="0.73850000000000005">
            <text:p>0.7385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df464d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2050000000000001">
            <text:p>0.8205</text:p>
          </table:table-cell>
          <table:table-cell table:style-name="ACE-0" office:value-type="float" office:value="0.84340000000000004">
            <text:p>0.8434</text:p>
          </table:table-cell>
          <table:table-cell table:style-name="ACE-0" office:value-type="float" office:value="0.82350000000000001">
            <text:p>0.8235</text:p>
          </table:table-cell>
          <table:table-cell table:style-name="ACE-0" office:value-type="float" office:value="0.81689999999999996">
            <text:p>0.8169</text:p>
          </table:table-cell>
          <table:table-cell table:style-name="ACE-0" office:value-type="float" office:value="0.63919999999999999">
            <text:p>0.6392</text:p>
          </table:table-cell>
          <table:table-cell table:style-name="ACE-0" office:value-type="float" office:value="20.82">
            <text:p>20.82</text:p>
          </table:table-cell>
          <table:table-cell table:style-name="ACE-0" office:value-type="float" office:value="0.57820000000000005">
            <text:p>0.5782</text:p>
          </table:table-cell>
          <table:table-cell table:style-name="ACE-0" office:value-type="float" office:value="0.1096">
            <text:p>0.1096</text:p>
          </table:table-cell>
          <table:table-cell table:style-name="ACE-0" office:value-type="float" office:value="0.4708">
            <text:p>0.4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9fea30c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rf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150000000000002">
            <text:p>0.8315</text:p>
          </table:table-cell>
          <table:table-cell table:style-name="ACE-0" office:value-type="float" office:value="0.86360000000000003">
            <text:p>0.8636</text:p>
          </table:table-cell>
          <table:table-cell table:style-name="ACE-0" office:value-type="float" office:value="0.85589999999999999">
            <text:p>0.855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4890000000000003">
            <text:p>0.6489</text:p>
          </table:table-cell>
          <table:table-cell table:style-name="ACE-0" office:value-type="float" office:value="22.960000000000001">
            <text:p>22.96</text:p>
          </table:table-cell>
          <table:table-cell table:style-name="ACE-0" office:value-type="float" office:value="0.61829999999999996">
            <text:p>0.6183</text:p>
          </table:table-cell>
          <table:table-cell table:style-name="ACE-0" office:value-type="float" office:value="0.075950000000000004">
            <text:p>0.07595</text:p>
          </table:table-cell>
          <table:table-cell table:style-name="ACE-0" office:value-type="float" office:value="0.57350000000000001">
            <text:p>0.573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6058ba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0249999999999999">
            <text:p>0.8025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52700000000000002">
            <text:p>0.527</text:p>
          </table:table-cell>
          <table:table-cell table:style-name="ACE-0" office:value-type="float" office:value="10.56">
            <text:p>10.56</text:p>
          </table:table-cell>
          <table:table-cell table:style-name="ACE-0" office:value-type="float" office:value="0.60840000000000005">
            <text:p>0.6084</text:p>
          </table:table-cell>
          <table:table-cell table:style-name="ACE-0" office:value-type="float" office:value="0.15390000000000001">
            <text:p>0.1539</text:p>
          </table:table-cell>
          <table:table-cell table:style-name="ACE-0" office:value-type="float" office:value="0.71819999999999995">
            <text:p>0.7182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float" office:value="6303936">
            <text:p>630393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7190000000000003">
            <text:p>0.7719</text:p>
          </table:table-cell>
          <table:table-cell table:style-name="ACE-0" office:value-type="float" office:value="0.8085">
            <text:p>0.8085</text:p>
          </table:table-cell>
          <table:table-cell table:style-name="ACE-0" office:value-type="float" office:value="0.78349999999999997">
            <text:p>0.7835</text:p>
          </table:table-cell>
          <table:table-cell table:style-name="ACE-0" office:value-type="float" office:value="0.75680000000000003">
            <text:p>0.7568</text:p>
          </table:table-cell>
          <table:table-cell table:style-name="ACE-0" office:value-type="float" office:value="0.53800000000000003">
            <text:p>0.538</text:p>
          </table:table-cell>
          <table:table-cell table:style-name="ACE-0" office:value-type="float" office:value="11.26">
            <text:p>11.26</text:p>
          </table:table-cell>
          <table:table-cell table:style-name="ACE-0" office:value-type="float" office:value="0.60670000000000002">
            <text:p>0.6067</text:p>
          </table:table-cell>
          <table:table-cell table:style-name="ACE-0" office:value-type="float" office:value="0.1424">
            <text:p>0.1424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b7426b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1520000000000004">
            <text:p>0.8152</text:p>
          </table:table-cell>
          <table:table-cell table:style-name="ACE-0" office:value-type="float" office:value="0.82909999999999995">
            <text:p>0.8291</text:p>
          </table:table-cell>
          <table:table-cell table:style-name="ACE-0" office:value-type="float" office:value="0.87390000000000001">
            <text:p>0.8739</text:p>
          </table:table-cell>
          <table:table-cell table:style-name="ACE-0" office:value-type="float" office:value="0.72599999999999998">
            <text:p>0.726</text:p>
          </table:table-cell>
          <table:table-cell table:style-name="ACE-0" office:value-type="float" office:value="0.6099">
            <text:p>0.6099</text:p>
          </table:table-cell>
          <table:table-cell table:style-name="ACE-0" office:value-type="float" office:value="18.359999999999999">
            <text:p>18.36</text:p>
          </table:table-cell>
          <table:table-cell table:style-name="ACE-0" office:value-type="float" office:value="0.627">
            <text:p>0.627</text:p>
          </table:table-cell>
          <table:table-cell table:style-name="ACE-0" office:value-type="float" office:value="0.1447">
            <text:p>0.1447</text:p>
          </table:table-cell>
          <table:table-cell table:style-name="ACE-0" office:value-type="float" office:value="0.53469999999999995">
            <text:p>0.5347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53a5e90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78790000000000004">
            <text:p>0.7879</text:p>
          </table:table-cell>
          <table:table-cell table:style-name="ACE-0" office:value-type="float" office:value="0.88680000000000003">
            <text:p>0.8868</text:p>
          </table:table-cell>
          <table:table-cell table:style-name="ACE-0" office:value-type="float" office:value="0.68120000000000003">
            <text:p>0.6812</text:p>
          </table:table-cell>
          <table:table-cell table:style-name="ACE-0" office:value-type="float" office:value="0.90480000000000005">
            <text:p>0.9048</text:p>
          </table:table-cell>
          <table:table-cell table:style-name="ACE-0" office:value-type="float" office:value="0.59699999999999998">
            <text:p>0.597</text:p>
          </table:table-cell>
          <table:table-cell table:style-name="ACE-0" office:value-type="float" office:value="20.300000000000001">
            <text:p>20.3</text:p>
          </table:table-cell>
          <table:table-cell table:style-name="ACE-0" office:value-type="float" office:value="0.60640000000000005">
            <text:p>0.6064</text:p>
          </table:table-cell>
          <table:table-cell table:style-name="ACE-0" office:value-type="float" office:value="0.123">
            <text:p>0.123</text:p>
          </table:table-cell>
          <table:table-cell table:style-name="ACE-0" office:value-type="float" office:value="0.60009999999999997">
            <text:p>0.6001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83a8a6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73080000000000001">
            <text:p>0.7308</text:p>
          </table:table-cell>
          <table:table-cell table:style-name="ACE-0" office:value-type="float" office:value="0.7792">
            <text:p>0.7792</text:p>
          </table:table-cell>
          <table:table-cell table:style-name="ACE-0" office:value-type="float" office:value="0.70589999999999997">
            <text:p>0.7059</text:p>
          </table:table-cell>
          <table:table-cell table:style-name="ACE-0" office:value-type="float" office:value="0.76060000000000005">
            <text:p>0.7606</text:p>
          </table:table-cell>
          <table:table-cell table:style-name="ACE-0" office:value-type="float" office:value="0.46460000000000001">
            <text:p>0.4646</text:p>
          </table:table-cell>
          <table:table-cell table:style-name="ACE-0" office:value-type="float" office:value="7.6239999999999997">
            <text:p>7.624</text:p>
          </table:table-cell>
          <table:table-cell table:style-name="ACE-0" office:value-type="float" office:value="0.59789999999999999">
            <text:p>0.5979</text:p>
          </table:table-cell>
          <table:table-cell table:style-name="ACE-0" office:value-type="float" office:value="0.14130000000000001">
            <text:p>0.1413</text:p>
          </table:table-cell>
          <table:table-cell table:style-name="ACE-0" office:value-type="float" office:value="0.4924">
            <text:p>0.49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6ed78cf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gbc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3699999999999997">
            <text:p>0.837</text:p>
          </table:table-cell>
          <table:table-cell table:style-name="ACE-0" office:value-type="float" office:value="0.84619999999999995">
            <text:p>0.8462</text:p>
          </table:table-cell>
          <table:table-cell table:style-name="ACE-0" office:value-type="float" office:value="0.89190000000000003">
            <text:p>0.8919</text:p>
          </table:table-cell>
          <table:table-cell table:style-name="ACE-0" office:value-type="float" office:value="0.75339999999999996">
            <text:p>0.7534</text:p>
          </table:table-cell>
          <table:table-cell table:style-name="ACE-0" office:value-type="float" office:value="0.65610000000000002">
            <text:p>0.6561</text:p>
          </table:table-cell>
          <table:table-cell table:style-name="ACE-0" office:value-type="float" office:value="25.210000000000001">
            <text:p>25.21</text:p>
          </table:table-cell>
          <table:table-cell table:style-name="ACE-0" office:value-type="float" office:value="0.63629999999999998">
            <text:p>0.6363</text:p>
          </table:table-cell>
          <table:table-cell table:style-name="ACE-0" office:value-type="float" office:value="0.14960000000000001">
            <text:p>0.1496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cedb918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05">
            <text:p>0.8105</text:p>
          </table:table-cell>
          <table:table-cell table:style-name="ACE-0" office:value-type="float" office:value="0.87839999999999996">
            <text:p>0.8784</text:p>
          </table:table-cell>
          <table:table-cell table:style-name="ACE-0" office:value-type="float" office:value="0.76470000000000005">
            <text:p>0.7647</text:p>
          </table:table-cell>
          <table:table-cell table:style-name="ACE-0" office:value-type="float" office:value="0.86760000000000004">
            <text:p>0.8676</text:p>
          </table:table-cell>
          <table:table-cell table:style-name="ACE-0" office:value-type="float" office:value="0.62880000000000003">
            <text:p>0.6288</text:p>
          </table:table-cell>
          <table:table-cell table:style-name="ACE-0" office:value-type="float" office:value="21.309999999999999">
            <text:p>21.31</text:p>
          </table:table-cell>
          <table:table-cell table:style-name="ACE-0" office:value-type="float" office:value="0.64810000000000001">
            <text:p>0.6481</text:p>
          </table:table-cell>
          <table:table-cell table:style-name="ACE-0" office:value-type="float" office:value="0.17399999999999999">
            <text:p>0.174</text:p>
          </table:table-cell>
          <table:table-cell table:style-name="ACE-0" office:value-type="float" office:value="0.62639999999999996">
            <text:p>0.626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c6a633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3630000000000004">
            <text:p>0.8363</text:p>
          </table:table-cell>
          <table:table-cell table:style-name="ACE-0" office:value-type="float" office:value="0.84850000000000003">
            <text:p>0.8485</text:p>
          </table:table-cell>
          <table:table-cell table:style-name="ACE-0" office:value-type="float" office:value="0.86599999999999999">
            <text:p>0.866</text:p>
          </table:table-cell>
          <table:table-cell table:style-name="ACE-0" office:value-type="float" office:value="0.79730000000000001">
            <text:p>0.7973</text:p>
          </table:table-cell>
          <table:table-cell table:style-name="ACE-0" office:value-type="float" office:value="0.66559999999999997">
            <text:p>0.6656</text:p>
          </table:table-cell>
          <table:table-cell table:style-name="ACE-0" office:value-type="float" office:value="25.420000000000002">
            <text:p>25.42</text:p>
          </table:table-cell>
          <table:table-cell table:style-name="ACE-0" office:value-type="float" office:value="0.6139">
            <text:p>0.6139</text:p>
          </table:table-cell>
          <table:table-cell table:style-name="ACE-0" office:value-type="float" office:value="0.17510000000000001">
            <text:p>0.1751</text:p>
          </table:table-cell>
          <table:table-cell table:style-name="ACE-0" office:value-type="float" office:value="0.57740000000000002">
            <text:p>0.577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1fda5a7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478">
            <text:p>0.8478</text:p>
          </table:table-cell>
          <table:table-cell table:style-name="ACE-0" office:value-type="float" office:value="0.86729999999999996">
            <text:p>0.8673</text:p>
          </table:table-cell>
          <table:table-cell table:style-name="ACE-0" office:value-type="float" office:value="0.88290000000000002">
            <text:p>0.8829</text:p>
          </table:table-cell>
          <table:table-cell table:style-name="ACE-0" office:value-type="float" office:value="0.79449999999999998">
            <text:p>0.7945</text:p>
          </table:table-cell>
          <table:table-cell table:style-name="ACE-0" office:value-type="float" office:value="0.68079999999999996">
            <text:p>0.6808</text:p>
          </table:table-cell>
          <table:table-cell table:style-name="ACE-0" office:value-type="float" office:value="29.149999999999999">
            <text:p>29.15</text:p>
          </table:table-cell>
          <table:table-cell table:style-name="ACE-0" office:value-type="float" office:value="0.60289999999999999">
            <text:p>0.6029</text:p>
          </table:table-cell>
          <table:table-cell table:style-name="ACE-0" office:value-type="float" office:value="0.15190000000000001">
            <text:p>0.1519</text:p>
          </table:table-cell>
          <table:table-cell table:style-name="ACE-0" office:value-type="float" office:value="0.65480000000000005">
            <text:p>0.6548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a9beaad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none</text:p>
          </table:table-cell>
          <table:table-cell table:style-name="ACE-0" office:value-type="float" office:value="0.81820000000000004">
            <text:p>0.8182</text:p>
          </table:table-cell>
          <table:table-cell table:style-name="ACE-0" office:value-type="float" office:value="0.92449999999999999">
            <text:p>0.9245</text:p>
          </table:table-cell>
          <table:table-cell table:style-name="ACE-0" office:value-type="float" office:value="0.71009999999999995">
            <text:p>0.7101</text:p>
          </table:table-cell>
          <table:table-cell table:style-name="ACE-0" office:value-type="float" office:value="0.9365">
            <text:p>0.9365</text:p>
          </table:table-cell>
          <table:table-cell table:style-name="ACE-0" office:value-type="float" office:value="0.65890000000000004">
            <text:p>0.6589</text:p>
          </table:table-cell>
          <table:table-cell table:style-name="ACE-0" office:value-type="float" office:value="36.140000000000001">
            <text:p>36.14</text:p>
          </table:table-cell>
          <table:table-cell table:style-name="ACE-0" office:value-type="float" office:value="0.59670000000000001">
            <text:p>0.5967</text:p>
          </table:table-cell>
          <table:table-cell table:style-name="ACE-0" office:value-type="float" office:value="0.1241">
            <text:p>0.1241</text:p>
          </table:table-cell>
          <table:table-cell table:style-name="ACE-0" office:value-type="float" office:value="0.47249999999999998">
            <text:p>0.4725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d6cb89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single</text:p>
          </table:table-cell>
          <table:table-cell table:style-name="ACE-0" office:value-type="float" office:value="0.81410000000000005">
            <text:p>0.8141</text:p>
          </table:table-cell>
          <table:table-cell table:style-name="ACE-0" office:value-type="float" office:value="0.86839999999999995">
            <text:p>0.8684</text:p>
          </table:table-cell>
          <table:table-cell table:style-name="ACE-0" office:value-type="float" office:value="0.77649999999999997">
            <text:p>0.7765</text:p>
          </table:table-cell>
          <table:table-cell table:style-name="ACE-0" office:value-type="float" office:value="0.85919999999999996">
            <text:p>0.8592</text:p>
          </table:table-cell>
          <table:table-cell table:style-name="ACE-0" office:value-type="float" office:value="0.63329999999999997">
            <text:p>0.6333</text:p>
          </table:table-cell>
          <table:table-cell table:style-name="ACE-0" office:value-type="float" office:value="21.190000000000001">
            <text:p>21.19</text:p>
          </table:table-cell>
          <table:table-cell table:style-name="ACE-0" office:value-type="float" office:value="0.62160000000000004">
            <text:p>0.6216</text:p>
          </table:table-cell>
          <table:table-cell table:style-name="ACE-0" office:value-type="float" office:value="0.15490000000000001">
            <text:p>0.1549</text:p>
          </table:table-cell>
          <table:table-cell table:style-name="ACE-0" office:value-type="float" office:value="0.61240000000000006">
            <text:p>0.6124</text:p>
          </table:table-cell>
          <table:table-cell table:style-name="ACE-0" office:value-type="boolean" office:boolean-value="false">
            <text:p>FALSE</text:p>
          </table:table-cell>
          <table:table-cell table:style-name="ACE-0" office:value-type="string">
            <text:p>b02fe21</text:p>
          </table:table-cell>
          <table:table-cell table:number-columns-repeated="113" table:style-name="ACE-0"/>
        </table:table-row>
        <table:table-row table:style-name="AROW-1">
          <table:table-cell table:style-name="ACE-0" office:value-type="string">
            <text:p>svm</text:p>
          </table:table-cell>
          <table:table-cell table:style-name="ACE-0" office:value-type="string">
            <text:p>robust scaling</text:p>
          </table:table-cell>
          <table:table-cell table:style-name="ACE-0" office:value-type="boolean" office:boolean-value="true">
            <text:p>TRUE</text:p>
          </table:table-cell>
          <table:table-cell table:style-name="ACE-0" office:value-type="string">
            <text:p>multiple</text:p>
          </table:table-cell>
          <table:table-cell table:style-name="ACE-0" office:value-type="float" office:value="0.85329999999999995">
            <text:p>0.8533</text:p>
          </table:table-cell>
          <table:table-cell table:style-name="ACE-0" office:value-type="float" office:value="0.86209999999999998">
            <text:p>0.8621</text:p>
          </table:table-cell>
          <table:table-cell table:style-name="ACE-0" office:value-type="float" office:value="0.90090000000000003">
            <text:p>0.9009</text:p>
          </table:table-cell>
          <table:table-cell table:style-name="ACE-0" office:value-type="float" office:value="0.78080000000000005">
            <text:p>0.7808</text:p>
          </table:table-cell>
          <table:table-cell table:style-name="ACE-0" office:value-type="float" office:value="0.69099999999999995">
            <text:p>0.691</text:p>
          </table:table-cell>
          <table:table-cell table:style-name="ACE-0" office:value-type="float" office:value="32.390000000000001">
            <text:p>32.39</text:p>
          </table:table-cell>
          <table:table-cell table:style-name="ACE-0" office:value-type="float" office:value="0.63170000000000004">
            <text:p>0.6317</text:p>
          </table:table-cell>
          <table:table-cell table:style-name="ACE-0" office:value-type="float" office:value="0.1439">
            <text:p>0.1439</text:p>
          </table:table-cell>
          <table:table-cell table:style-name="ACE-0" office:value-type="float" office:value="0.67079999999999995">
            <text:p>0.6708</text:p>
          </table:table-cell>
          <table:table-cell table:style-name="ACE-0" office:value-type="boolean" office:boolean-value="false">
            <text:p>FALSE</text:p>
          </table:table-cell>
          <table:table-cell table:style-name="ACE-6" office:value-type="string">
            <text:p>a6c1f90</text:p>
          </table:table-cell>
          <table:table-cell table:number-columns-repeated="113" table:style-name="ACE-0"/>
        </table:table-row>
        <table:table-row table:style-name="AROW-1" table:number-rows-repeated="6">
          <table:table-cell table:number-columns-repeated="15" table:style-name="Gnumeric-default"/>
          <table:table-cell table:number-columns-repeated="113" table:style-name="ACE-0"/>
        </table:table-row>
        <table:table-row table:style-name="AROW-1">
          <table:table-cell table:number-columns-repeated="20" table:style-name="ACE-0"/>
          <table:table-cell table:style-name="ACE-2"/>
          <table:table-cell table:number-columns-repeated="107" table:style-name="ACE-0"/>
        </table:table-row>
        <table:table-row table:style-name="AROW-1" table:number-rows-repeated="6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2" table:number-rows-repeated="27">
          <table:table-cell table:number-columns-repeated="128" table:style-name="ACE-0"/>
        </table:table-row>
        <table:table-row table:style-name="AROW-2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2">
          <table:table-cell table:number-columns-repeated="15" table:style-name="ACE-4"/>
          <table:table-cell table:number-columns-repeated="113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>
          <table:table-cell table:number-columns-repeated="15" table:style-name="ACE-0"/>
          <table:table-cell table:number-columns-repeated="113" table:style-name="ACE-4"/>
        </table:table-row>
        <table:table-row table:style-name="AROW-1">
          <table:table-cell table:number-columns-repeated="128" table:style-name="ACE-0"/>
        </table:table-row>
        <table:table-row table:style-name="AROW-2" table:number-rows-repeated="3">
          <table:table-cell table:number-columns-repeated="128" table:style-name="ACE-0"/>
        </table:table-row>
        <table:table-row table:style-name="AROW-2">
          <table:table-cell table:number-columns-repeated="13" table:style-name="ACE-5"/>
          <table:table-cell table:style-name="ACE-0"/>
          <table:table-cell table:style-name="ACE-5"/>
          <table:table-cell table:number-columns-repeated="113" table:style-name="ACE-0"/>
        </table:table-row>
        <table:table-row table:style-name="AROW-2" table:number-rows-repeated="2">
          <table:table-cell table:number-columns-repeated="128" table:style-name="ACE-0"/>
        </table:table-row>
        <table:table-row table:style-name="AROW-1" table:number-rows-repeated="4">
          <table:table-cell table:number-columns-repeated="128" table:style-name="ACE-0"/>
        </table:table-row>
        <table:table-row table:style-name="AROW-1">
          <table:table-cell table:number-columns-repeated="13" table:style-name="ACE-1"/>
          <table:table-cell table:style-name="ACE-0"/>
          <table:table-cell table:style-name="ACE-1"/>
          <table:table-cell table:number-columns-repeated="113" table:style-name="ACE-0"/>
        </table:table-row>
        <table:table-row table:style-name="AROW-1" table:number-rows-repeated="2">
          <table:table-cell table:number-columns-repeated="128" table:style-name="ACE-0"/>
        </table:table-row>
        <table:table-row table:style-name="AROW-1">
          <table:table-cell table:number-columns-repeated="15" table:style-name="ACE-0"/>
          <table:table-cell table:number-columns-repeated="49" table:style-name="ACE-1"/>
          <table:table-cell table:number-columns-repeated="64" table:style-name="ACE-0"/>
        </table:table-row>
        <table:table-row table:style-name="AROW-1" table:number-rows-repeated="3">
          <table:table-cell table:number-columns-repeated="128" table:style-name="ACE-0"/>
        </table:table-row>
        <table:table-row table:style-name="AROW-2">
          <table:table-cell table:number-columns-repeated="128" table:style-name="ACE-0"/>
        </table:table-row>
        <table:table-row table:style-name="AROW-2">
          <table:table-cell table:number-columns-repeated="128"/>
        </table:table-row>
        <table:table-row table:style-name="AROW-0" table:number-rows-repeated="1048460">
          <table:table-cell table:number-columns-repeated="128"/>
        </table:table-row>
        <table:named-expressions>
          <table:named-expression table:name="Sheet_Title" table:expression="of:=&quot;model_selection&quot;" table:base-cell-address="$'model_selection'.$A$1"/>
          <table:named-expression table:name="Print_Area" table:expression="of:=#REF!" table:base-cell-address="$'model_selection'.$A$1"/>
        </table:named-expressions>
        <gnm:selections gnm:cursor-col="14" gnm:cursor-row="7">
          <gnm:selection gnm:start-col="14" gnm:start-row="7" gnm:end-col="14" gnm:end-row="7"/>
        </gnm:selections>
      </table:table>
      <table:table table:name="Sheet1" table:style-name="ta-1" table:print="true">
        <office:forms form:automatic-focus="false" form:apply-design-mode="false">
          <form:form/>
        </office:forms>
        <table:table-column table:default-cell-style-name="ACE-7" table:style-name="ACOL-20"/>
        <table:table-column table:default-cell-style-name="ACE-7" table:style-name="ACOL-21"/>
        <table:table-column table:default-cell-style-name="ACE-7" table:style-name="ACOL-22"/>
        <table:table-column table:default-cell-style-name="ACE-7" table:style-name="ACOL-23"/>
        <table:table-column table:default-cell-style-name="ACE-7" table:style-name="ACOL-24"/>
        <table:table-column table:default-cell-style-name="ACE-7" table:style-name="ACOL-25"/>
        <table:table-column table:default-cell-style-name="ACE-7" table:style-name="ACOL-26" table:number-columns-repeated="2"/>
        <table:table-column table:default-cell-style-name="ACE-7" table:style-name="ACOL-27"/>
        <table:table-column table:default-cell-style-name="ACE-7" table:style-name="ACOL-28"/>
        <table:table-column table:default-cell-style-name="ACE-7" table:style-name="ACOL-29"/>
        <table:table-column table:default-cell-style-name="ACE-7" table:style-name="ACOL-30"/>
        <table:table-column table:default-cell-style-name="ACE-7" table:style-name="ACOL-31"/>
        <table:table-column table:default-cell-style-name="ACE-7" table:style-name="ACOL-32"/>
        <table:table-column table:default-cell-style-name="ACE-7" table:style-name="ACOL-33"/>
        <table:table-column table:default-cell-style-name="ACE-7" table:style-name="ACOL-34"/>
        <table:table-column table:default-cell-style-name="ACE-7" table:style-name="ACOL-35"/>
        <table:table-column table:default-cell-style-name="ACE-7" table:style-name="ACOL-33"/>
        <table:table-column table:default-cell-style-name="ACE-7" table:style-name="ACOL-36" table:number-columns-repeated="2"/>
        <table:table-column table:default-cell-style-name="ACE-7" table:style-name="ACOL-33" table:number-columns-repeated="44"/>
        <table:table-column table:default-cell-style-name="ACE-7" table:style-name="ACOL-0" table:number-columns-repeated="64"/>
        <table:table-row table:style-name="AROW-1">
          <table:table-cell table:style-name="ACE-7" office:value-type="string">
            <text:p>model</text:p>
          </table:table-cell>
          <table:table-cell table:style-name="ACE-7" office:value-type="string">
            <text:p>preprocessing</text:p>
          </table:table-cell>
          <table:table-cell table:style-name="ACE-7" office:value-type="string">
            <text:p>chol</text:p>
          </table:table-cell>
          <table:table-cell table:style-name="ACE-7" office:value-type="string">
            <text:p>imputation</text:p>
          </table:table-cell>
          <table:table-cell table:style-name="ACE-7" office:value-type="string">
            <text:p>accuracy</text:p>
          </table:table-cell>
          <table:table-cell table:style-name="ACE-7" office:value-type="string">
            <text:p>precision</text:p>
          </table:table-cell>
          <table:table-cell table:style-name="ACE-7" office:value-type="string">
            <text:p>sensitivity</text:p>
          </table:table-cell>
          <table:table-cell table:style-name="ACE-7" office:value-type="string">
            <text:p>specificity</text:p>
          </table:table-cell>
          <table:table-cell table:style-name="ACE-7" office:value-type="string">
            <text:p>mcc</text:p>
          </table:table-cell>
          <table:table-cell table:style-name="ACE-7" office:value-type="string">
            <text:p>dor</text:p>
          </table:table-cell>
          <table:table-cell table:style-name="ACE-7" office:value-type="string">
            <text:p>cv mean mcc</text:p>
          </table:table-cell>
          <table:table-cell table:style-name="ACE-7" office:value-type="string">
            <text:p>cv std mcc</text:p>
          </table:table-cell>
          <table:table-cell table:style-name="ACE-7" office:value-type="string">
            <text:p>outlier mcc</text:p>
          </table:table-cell>
          <table:table-cell table:style-name="ACE-7" office:value-type="string">
            <text:p>commit hash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12">
            <text:p>0.7712</text:p>
          </table:table-cell>
          <table:table-cell table:style-name="ACE-7" office:value-type="float" office:value="0.83750000000000002">
            <text:p>0.8375</text:p>
          </table:table-cell>
          <table:table-cell table:style-name="ACE-7" office:value-type="float" office:value="0.75280000000000002">
            <text:p>0.7528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4290000000000005">
            <text:p>0.5429</text:p>
          </table:table-cell>
          <table:table-cell table:style-name="ACE-7" office:value-type="float" office:value="11.949999999999999">
            <text:p>11.95</text:p>
          </table:table-cell>
          <table:table-cell table:style-name="ACE-7" office:value-type="float" office:value="0.35820000000000002">
            <text:p>0.3582</text:p>
          </table:table-cell>
          <table:table-cell table:style-name="ACE-7" office:value-type="float" office:value="0.28849999999999998">
            <text:p>0.2885</text:p>
          </table:table-cell>
          <table:table-cell table:style-name="ACE-7" office:value-type="float" office:value="0.38100000000000001">
            <text:p>0.381</text:p>
          </table:table-cell>
          <table:table-cell table:style-name="ACE-7" office:value-type="string">
            <text:p>4cc806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58240000000000003">
            <text:p>0.5824</text:p>
          </table:table-cell>
          <table:table-cell table:style-name="ACE-7" office:value-type="float" office:value="0.1741">
            <text:p>0.1741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3a0957f</text:p>
          </table:table-cell>
          <table:table-cell table:style-name="ACE-7"/>
          <table:table-cell table:style-name="ACE-7" office:value-type="string">
            <text:p>Highest mcc</text:p>
          </table:table-cell>
          <table:table-cell table:style-name="ACE-7" table:formula="of:=MAX([.I$1:.I$1048576])" office:value-type="float" office:value="0.66210000000000002">
            <text:p>0.6621</text:p>
          </table:table-cell>
          <table:table-cell table:style-name="ACE-7" office:value-type="float" office:value="14">
            <text:p>14</text:p>
          </table:table-cell>
          <table:table-cell table:style-name="ACE-7"/>
          <table:table-cell table:style-name="ACE-7" office:value-type="string">
            <text:p>Highest Sensitivity</text:p>
          </table:table-cell>
          <table:table-cell table:style-name="ACE-9" table:formula="of:=LARGE([.G$1:.G$1048576];1)" office:value-type="float" office:value="0.83819999999999995">
            <text:p>0.8382</text:p>
          </table:table-cell>
          <table:table-cell table:style-name="ACE-7" office:value-type="float" office:value="24">
            <text:p>24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079999999999995">
            <text:p>0.7908</text:p>
          </table:table-cell>
          <table:table-cell table:style-name="ACE-7" office:value-type="float" office:value="0.85189999999999999">
            <text:p>0.8519</text:p>
          </table:table-cell>
          <table:table-cell table:style-name="ACE-7" office:value-type="float" office:value="0.77529999999999999">
            <text:p>0.7753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8089999999999997">
            <text:p>0.5809</text:p>
          </table:table-cell>
          <table:table-cell table:style-name="ACE-7" office:value-type="float" office:value="14.949999999999999">
            <text:p>14.95</text:p>
          </table:table-cell>
          <table:table-cell table:style-name="ACE-7" office:value-type="float" office:value="0.58509999999999995">
            <text:p>0.5851</text:p>
          </table:table-cell>
          <table:table-cell table:style-name="ACE-7" office:value-type="float" office:value="0.16239999999999999">
            <text:p>0.1624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580e53a</text:p>
          </table:table-cell>
          <table:table-cell table:number-columns-repeated="2" table:style-name="ACE-7"/>
          <table:table-cell table:style-name="ACE-7" table:formula="of:=LARGE([.I$1:.I$1048576];2)" office:value-type="float" office:value="0.65869999999999995">
            <text:p>0.6587</text:p>
          </table:table-cell>
          <table:table-cell table:style-name="ACE-7" office:value-type="float" office:value="17">
            <text:p>17</text:p>
          </table:table-cell>
          <table:table-cell table:number-columns-repeated="2" table:style-name="ACE-7"/>
          <table:table-cell table:style-name="ACE-7" table:formula="of:=LARGE([.G$1:.G$1048576];2)" office:value-type="float" office:value="0.83640000000000003">
            <text:p>0.8364</text:p>
          </table:table-cell>
          <table:table-cell table:style-name="ACE-7" office:value-type="float" office:value="67">
            <text:p>67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841">
            <text:p>0.8841</text:p>
          </table:table-cell>
          <table:table-cell table:style-name="ACE-7" office:value-type="float" office:value="0.68540000000000001">
            <text:p>0.6854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55549999999999999">
            <text:p>0.5555</text:p>
          </table:table-cell>
          <table:table-cell table:style-name="ACE-7" office:value-type="float" office:value="15.25">
            <text:p>15.25</text:p>
          </table:table-cell>
          <table:table-cell table:style-name="ACE-7" office:value-type="float" office:value="0.61609999999999998">
            <text:p>0.6161</text:p>
          </table:table-cell>
          <table:table-cell table:style-name="ACE-7" office:value-type="float" office:value="0.15479999999999999">
            <text:p>0.1548</text:p>
          </table:table-cell>
          <table:table-cell table:style-name="ACE-7" office:value-type="float" office:value="0.85709999999999997">
            <text:p>0.8571</text:p>
          </table:table-cell>
          <table:table-cell table:style-name="ACE-7" office:value-type="string">
            <text:p>7bab4b7</text:p>
          </table:table-cell>
          <table:table-cell table:number-columns-repeated="2" table:style-name="ACE-7"/>
          <table:table-cell table:style-name="ACE-7" table:formula="of:=LARGE([.I$1:.I$1048576];3)" office:value-type="float" office:value="0.64870000000000005">
            <text:p>0.6487</text:p>
          </table:table-cell>
          <table:table-cell table:style-name="ACE-7" office:value-type="float" office:value="20">
            <text:p>20</text:p>
          </table:table-cell>
          <table:table-cell table:number-columns-repeated="2" table:style-name="ACE-7"/>
          <table:table-cell table:style-name="ACE-7" table:formula="of:=LARGE([.G$1:.G$1048576];3)" office:value-type="float" office:value="0.8286">
            <text:p>0.8286</text:p>
          </table:table-cell>
          <table:table-cell table:style-name="ACE-7" office:value-type="float" office:value="25">
            <text:p>25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6290000000000004">
            <text:p>0.6629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55130000000000001">
            <text:p>0.5513</text:p>
          </table:table-cell>
          <table:table-cell table:style-name="ACE-7" office:value-type="float" office:value="16.010000000000002">
            <text:p>16.01</text:p>
          </table:table-cell>
          <table:table-cell table:style-name="ACE-7" office:value-type="float" office:value="0.62280000000000002">
            <text:p>0.6228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1">
            <text:p>1</text:p>
          </table:table-cell>
          <table:table-cell table:style-name="ACE-7" office:value-type="string">
            <text:p>0b0d35d</text:p>
          </table:table-cell>
          <table:table-cell table:number-columns-repeated="2" table:style-name="ACE-7"/>
          <table:table-cell table:style-name="ACE-7" table:formula="of:=LARGE([.I$1:.I$1048576];4)" office:value-type="float" office:value="0.6472">
            <text:p>0.6472</text:p>
          </table:table-cell>
          <table:table-cell table:style-name="ACE-7" office:value-type="float" office:value="59">
            <text:p>59</text:p>
          </table:table-cell>
          <table:table-cell table:number-columns-repeated="2" table:style-name="ACE-7"/>
          <table:table-cell table:style-name="ACE-7" table:formula="of:=LARGE([.G$1:.G$1048576];5)" office:value-type="float" office:value="0.82730000000000004">
            <text:p>0.8273</text:p>
          </table:table-cell>
          <table:table-cell table:style-name="ACE-7" office:value-type="float" office:value="13">
            <text:p>13</text:p>
          </table:table-cell>
          <table:table-cell table:number-columns-repeated="106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5819999999999999">
            <text:p>0.7582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73029999999999995">
            <text:p>0.7303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5202">
            <text:p>0.5202</text:p>
          </table:table-cell>
          <table:table-cell table:style-name="ACE-7" office:value-type="float" office:value="10.619999999999999">
            <text:p>10.62</text:p>
          </table:table-cell>
          <table:table-cell table:style-name="ACE-7" office:value-type="float" office:value="0.50280000000000002">
            <text:p>0.5028</text:p>
          </table:table-cell>
          <table:table-cell table:style-name="ACE-7" office:value-type="float" office:value="0.1923">
            <text:p>0.1923</text:p>
          </table:table-cell>
          <table:table-cell table:style-name="ACE-7" office:value-type="float" office:value="0.7319">
            <text:p>0.7319</text:p>
          </table:table-cell>
          <table:table-cell table:style-name="ACE-7" office:value-type="string">
            <text:p>a7db27b</text:p>
          </table:table-cell>
          <table:table-cell table:number-columns-repeated="2" table:style-name="ACE-7"/>
          <table:table-cell table:style-name="ACE-7" table:formula="of:=LARGE([.I$1:.I$1048576];5)" office:value-type="float" office:value="0.64449999999999996">
            <text:p>0.6445</text:p>
          </table:table-cell>
          <table:table-cell table:style-name="ACE-7" office:value-type="float" office:value="25">
            <text:p>25</text:p>
          </table:table-cell>
          <table:table-cell table:number-columns-repeated="2" table:style-name="ACE-7"/>
          <table:table-cell table:style-name="ACE-7" table:formula="of:=LARGE([.G$1:.G$1048576];6)" office:value-type="float" office:value="0.82730000000000004">
            <text:p>0.8273</text:p>
          </table:table-cell>
          <table:table-cell table:style-name="ACE-7" office:value-type="float" office:value="56">
            <text:p>56</text:p>
          </table:table-cell>
          <table:table-cell table:style-name="ACE-7" office:value-type="float" office:value="66">
            <text:p>66</text:p>
          </table:table-cell>
          <table:table-cell table:number-columns-repeated="105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5210000000000001">
            <text:p>0.1521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4b2ca3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7670000000000003">
            <text:p>0.8767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5940000000000005">
            <text:p>0.8594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15.640000000000001">
            <text:p>15.64</text:p>
          </table:table-cell>
          <table:table-cell table:style-name="ACE-7" office:value-type="float" office:value="0.6028">
            <text:p>0.6028</text:p>
          </table:table-cell>
          <table:table-cell table:style-name="ACE-7" office:value-type="float" office:value="0.15690000000000001">
            <text:p>0.1569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string">
            <text:p>c1bdf0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5329999999999995">
            <text:p>0.8533</text:p>
          </table:table-cell>
          <table:table-cell table:style-name="ACE-7" office:value-type="float" office:value="0.71909999999999996">
            <text:p>0.719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54000000000000004">
            <text:p>0.54</text:p>
          </table:table-cell>
          <table:table-cell table:style-name="ACE-7" office:value-type="float" office:value="12.33">
            <text:p>12.33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660000000000001">
            <text:p>0.1466</text:p>
          </table:table-cell>
          <table:table-cell table:style-name="ACE-7" office:value-type="float" office:value="0.85709999999999997">
            <text:p>0.8571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0750000000000004">
            <text:p>0.6075</text:p>
          </table:table-cell>
          <table:table-cell table:style-name="ACE-7" office:value-type="float" office:value="17.02">
            <text:p>17.02</text:p>
          </table:table-cell>
          <table:table-cell table:style-name="ACE-7" office:value-type="float" office:value="0.56499999999999995">
            <text:p>0.565</text:p>
          </table:table-cell>
          <table:table-cell table:style-name="ACE-7" office:value-type="float" office:value="0.16930000000000001">
            <text:p>0.1693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96269c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3079999999999998">
            <text:p>0.8308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2809999999999995">
            <text:p>0.8281</text:p>
          </table:table-cell>
          <table:table-cell table:style-name="ACE-7" office:value-type="float" office:value="0.622">
            <text:p>0.622</text:p>
          </table:table-cell>
          <table:table-cell table:style-name="ACE-7" office:value-type="float" office:value="18.579999999999998">
            <text:p>18.58</text:p>
          </table:table-cell>
          <table:table-cell table:style-name="ACE-7" office:value-type="float" office:value="0.59160000000000001">
            <text:p>0.5916</text:p>
          </table:table-cell>
          <table:table-cell table:style-name="ACE-7" office:value-type="float" office:value="0.15609999999999999">
            <text:p>0.1561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a9841b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059999999999999">
            <text:p>0.8106</text:p>
          </table:table-cell>
          <table:table-cell table:style-name="ACE-7" office:value-type="float" office:value="0.81159999999999999">
            <text:p>0.8116</text:p>
          </table:table-cell>
          <table:table-cell table:style-name="ACE-7" office:value-type="float" office:value="0.82350000000000001">
            <text:p>0.8235</text:p>
          </table:table-cell>
          <table:table-cell table:style-name="ACE-7" office:value-type="float" office:value="0.79690000000000005">
            <text:p>0.7969</text:p>
          </table:table-cell>
          <table:table-cell table:style-name="ACE-7" office:value-type="float" office:value="0.62080000000000002">
            <text:p>0.6208</text:p>
          </table:table-cell>
          <table:table-cell table:style-name="ACE-7" office:value-type="float" office:value="18.309999999999999">
            <text:p>18.31</text:p>
          </table:table-cell>
          <table:table-cell table:style-name="ACE-7" office:value-type="float" office:value="0.60240000000000005">
            <text:p>0.6024</text:p>
          </table:table-cell>
          <table:table-cell table:style-name="ACE-7" office:value-type="float" office:value="0.17699999999999999">
            <text:p>0.177</text:p>
          </table:table-cell>
          <table:table-cell table:style-name="ACE-7" office:value-type="float" office:value="0.76700000000000002">
            <text:p>0.767</text:p>
          </table:table-cell>
          <table:table-cell table:style-name="ACE-7" office:value-type="string">
            <text:p>6e1ccc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6210000000000002">
            <text:p>0.6621</text:p>
          </table:table-cell>
          <table:table-cell table:style-name="ACE-7" office:value-type="float" office:value="29">
            <text:p>29</text:p>
          </table:table-cell>
          <table:table-cell table:style-name="ACE-7" office:value-type="float" office:value="0.59799999999999998">
            <text:p>0.598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a949dc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0.1578">
            <text:p>0.1578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e7b9c5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8020000000000005">
            <text:p>0.5802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0956f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isomap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2579999999999998">
            <text:p>0.8258</text:p>
          </table:table-cell>
          <table:table-cell table:style-name="ACE-7" office:value-type="float" office:value="0.88139999999999996">
            <text:p>0.8814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9059999999999995">
            <text:p>0.8906</text:p>
          </table:table-cell>
          <table:table-cell table:style-name="ACE-7" office:value-type="float" office:value="0.65869999999999995">
            <text:p>0.6587</text:p>
          </table:table-cell>
          <table:table-cell table:style-name="ACE-7" office:value-type="float" office:value="26.460000000000001">
            <text:p>26.46</text:p>
          </table:table-cell>
          <table:table-cell table:style-name="ACE-7" office:value-type="float" office:value="0.58630000000000004">
            <text:p>0.5863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5333">
            <text:p>0.5333</text:p>
          </table:table-cell>
          <table:table-cell table:style-name="ACE-7" office:value-type="string">
            <text:p>f39872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hessian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0450000000000002">
            <text:p>0.7045</text:p>
          </table:table-cell>
          <table:table-cell table:style-name="ACE-7" office:value-type="float" office:value="0.75439999999999996">
            <text:p>0.7544</text:p>
          </table:table-cell>
          <table:table-cell table:style-name="ACE-7" office:value-type="float" office:value="0.63239999999999996">
            <text:p>0.6324</text:p>
          </table:table-cell>
          <table:table-cell table:style-name="ACE-7" office:value-type="float" office:value="0.78120000000000001">
            <text:p>0.7812</text:p>
          </table:table-cell>
          <table:table-cell table:style-name="ACE-7" office:value-type="float" office:value="0.4173">
            <text:p>0.4173</text:p>
          </table:table-cell>
          <table:table-cell table:style-name="ACE-7" office:value-type="float" office:value="6.1429999999999998">
            <text:p>6.143</text:p>
          </table:table-cell>
          <table:table-cell table:style-name="ACE-7" office:value-type="float" office:value="0.54559999999999997">
            <text:p>0.5456</text:p>
          </table:table-cell>
          <table:table-cell table:style-name="ACE-7" office:value-type="float" office:value="0.1449">
            <text:p>0.1449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7ef827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90200000000000002">
            <text:p>0.902</text:p>
          </table:table-cell>
          <table:table-cell table:style-name="ACE-7" office:value-type="float" office:value="0.67649999999999999">
            <text:p>0.6765</text:p>
          </table:table-cell>
          <table:table-cell table:style-name="ACE-7" office:value-type="float" office:value="0.92190000000000005">
            <text:p>0.9219</text:p>
          </table:table-cell>
          <table:table-cell table:style-name="ACE-7" office:value-type="float" office:value="0.61409999999999998">
            <text:p>0.6141</text:p>
          </table:table-cell>
          <table:table-cell table:style-name="ACE-7" office:value-type="float" office:value="24.670000000000002">
            <text:p>24.67</text:p>
          </table:table-cell>
          <table:table-cell table:style-name="ACE-7" office:value-type="float" office:value="0.57709999999999995">
            <text:p>0.5771</text:p>
          </table:table-cell>
          <table:table-cell table:style-name="ACE-7" office:value-type="float" office:value="0.14610000000000001">
            <text:p>0.1461</text:p>
          </table:table-cell>
          <table:table-cell table:style-name="ACE-7" office:value-type="float" office:value="0.58919999999999995">
            <text:p>0.5892</text:p>
          </table:table-cell>
          <table:table-cell table:style-name="ACE-7" office:value-type="string">
            <text:p>63dcf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9290000000000003">
            <text:p>0.8929</text:p>
          </table:table-cell>
          <table:table-cell table:style-name="ACE-7" office:value-type="float" office:value="0.73529999999999995">
            <text:p>0.7353</text:p>
          </table:table-cell>
          <table:table-cell table:style-name="ACE-7" office:value-type="float" office:value="0.90620000000000001">
            <text:p>0.9062</text:p>
          </table:table-cell>
          <table:table-cell table:style-name="ACE-7" office:value-type="float" office:value="0.64870000000000005">
            <text:p>0.6487</text:p>
          </table:table-cell>
          <table:table-cell table:style-name="ACE-7" office:value-type="float" office:value="26.850000000000001">
            <text:p>26.85</text:p>
          </table:table-cell>
          <table:table-cell table:style-name="ACE-7" office:value-type="float" office:value="0.61040000000000005">
            <text:p>0.6104</text:p>
          </table:table-cell>
          <table:table-cell table:style-name="ACE-7" office:value-type="float" office:value="0.157">
            <text:p>0.157</text:p>
          </table:table-cell>
          <table:table-cell table:style-name="ACE-7" office:value-type="float" office:value="0.51729999999999998">
            <text:p>0.5173</text:p>
          </table:table-cell>
          <table:table-cell table:style-name="ACE-7" office:value-type="string">
            <text:p>117d81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81540000000000001">
            <text:p>0.8154</text:p>
          </table:table-cell>
          <table:table-cell table:style-name="ACE-7" office:value-type="float" office:value="0.77939999999999998">
            <text:p>0.7794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5917">
            <text:p>0.5917</text:p>
          </table:table-cell>
          <table:table-cell table:style-name="ACE-7" office:value-type="float" office:value="15.31">
            <text:p>15.31</text:p>
          </table:table-cell>
          <table:table-cell table:style-name="ACE-7" office:value-type="float" office:value="0.53469999999999995">
            <text:p>0.5347</text:p>
          </table:table-cell>
          <table:table-cell table:style-name="ACE-7" office:value-type="float" office:value="0.089429999999999996">
            <text:p>0.08943</text:p>
          </table:table-cell>
          <table:table-cell table:style-name="ACE-7" office:value-type="float" office:value="0.44719999999999999">
            <text:p>0.4472</text:p>
          </table:table-cell>
          <table:table-cell table:style-name="ACE-7" office:value-type="string">
            <text:p>8abac3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387">
            <text:p>0.8387</text:p>
          </table:table-cell>
          <table:table-cell table:style-name="ACE-7" office:value-type="float" office:value="0.76470000000000005">
            <text:p>0.7647</text:p>
          </table:table-cell>
          <table:table-cell table:style-name="ACE-7" office:value-type="float" office:value="0.84379999999999999">
            <text:p>0.8438</text:p>
          </table:table-cell>
          <table:table-cell table:style-name="ACE-7" office:value-type="float" office:value="0.60929999999999995">
            <text:p>0.6093</text:p>
          </table:table-cell>
          <table:table-cell table:style-name="ACE-7" office:value-type="float" office:value="17.550000000000001">
            <text:p>17.55</text:p>
          </table:table-cell>
          <table:table-cell table:style-name="ACE-7" office:value-type="float" office:value="0.58279999999999998">
            <text:p>0.5828</text:p>
          </table:table-cell>
          <table:table-cell table:style-name="ACE-7" office:value-type="float" office:value="0.14069999999999999">
            <text:p>0.1407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567a6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79410000000000003">
            <text:p>0.7941</text:p>
          </table:table-cell>
          <table:table-cell table:style-name="ACE-7" office:value-type="float" office:value="0.8125">
            <text:p>0.8125</text:p>
          </table:table-cell>
          <table:table-cell table:style-name="ACE-7" office:value-type="float" office:value="0.60629999999999995">
            <text:p>0.6063</text:p>
          </table:table-cell>
          <table:table-cell table:style-name="ACE-7" office:value-type="float" office:value="16.710000000000001">
            <text:p>16.71</text:p>
          </table:table-cell>
          <table:table-cell table:style-name="ACE-7" office:value-type="float" office:value="0.59840000000000004">
            <text:p>0.5984</text:p>
          </table:table-cell>
          <table:table-cell table:style-name="ACE-7" office:value-type="float" office:value="0.1731">
            <text:p>0.1731</text:p>
          </table:table-cell>
          <table:table-cell table:style-name="ACE-7" office:value-type="float" office:value="0.37209999999999999">
            <text:p>0.3721</text:p>
          </table:table-cell>
          <table:table-cell table:style-name="ACE-7" office:value-type="string">
            <text:p>d13c5e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none</text:p>
          </table:table-cell>
          <table:table-cell table:style-name="ACE-7" office:value-type="float" office:value="0.79549999999999998">
            <text:p>0.7955</text:p>
          </table:table-cell>
          <table:table-cell table:style-name="ACE-7" office:value-type="float" office:value="0.78080000000000005">
            <text:p>0.7808</text:p>
          </table:table-cell>
          <table:table-cell table:style-name="ACE-7" office:value-type="float" office:value="0.83819999999999995">
            <text:p>0.8382</text:p>
          </table:table-cell>
          <table:table-cell table:style-name="ACE-7" office:value-type="float" office:value="0.75">
            <text:p>0.75</text:p>
          </table:table-cell>
          <table:table-cell table:style-name="ACE-7" office:value-type="float" office:value="0.59130000000000005">
            <text:p>0.5913</text:p>
          </table:table-cell>
          <table:table-cell table:style-name="ACE-7" office:value-type="float" office:value="15.550000000000001">
            <text:p>15.55</text:p>
          </table:table-cell>
          <table:table-cell table:style-name="ACE-7" office:value-type="float" office:value="0.59099999999999997">
            <text:p>0.591</text:p>
          </table:table-cell>
          <table:table-cell table:style-name="ACE-7" office:value-type="float" office:value="0.17080000000000001">
            <text:p>0.1708</text:p>
          </table:table-cell>
          <table:table-cell table:style-name="ACE-7" office:value-type="float" office:value="0.64549999999999996">
            <text:p>0.6455</text:p>
          </table:table-cell>
          <table:table-cell table:number-columns-repeated="115" table:style-name="ACE-7"/>
        </table:table-row>
        <table:table-row table:style-name="AROW-1">
          <table:table-cell table:style-name="ACE-8" office:value-type="string">
            <text:p>qda</text:p>
          </table:table-cell>
          <table:table-cell table:style-name="ACE-8" office:value-type="string">
            <text:p>power transformer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single</text:p>
          </table:table-cell>
          <table:table-cell table:style-name="ACE-8" office:value-type="float" office:value="0.8246">
            <text:p>0.8246</text:p>
          </table:table-cell>
          <table:table-cell table:style-name="ACE-8" office:value-type="float" office:value="0.87880000000000003">
            <text:p>0.8788</text:p>
          </table:table-cell>
          <table:table-cell table:style-name="ACE-8" office:value-type="float" office:value="0.8286">
            <text:p>0.8286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63770000000000004">
            <text:p>0.6377</text:p>
          </table:table-cell>
          <table:table-cell table:style-name="ACE-8" office:value-type="float" office:value="21.75">
            <text:p>21.75</text:p>
          </table:table-cell>
          <table:table-cell table:style-name="ACE-8" office:value-type="float" office:value="0.59809999999999997">
            <text:p>0.5981</text:p>
          </table:table-cell>
          <table:table-cell table:style-name="ACE-8" office:value-type="float" office:value="0.12970000000000001">
            <text:p>0.1297</text:p>
          </table:table-cell>
          <table:table-cell table:style-name="ACE-8" office:value-type="float" office:value="0.56820000000000004">
            <text:p>0.5682</text:p>
          </table:table-cell>
          <table:table-cell table:style-name="ACE-8" office:value-type="float" office:value="3736222">
            <text:p>3736222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standard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765db6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0000000000000004">
            <text:p>0.8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0650000000000004">
            <text:p>0.6065</text:p>
          </table:table-cell>
          <table:table-cell table:style-name="ACE-7" office:value-type="float" office:value="18">
            <text:p>18</text:p>
          </table:table-cell>
          <table:table-cell table:style-name="ACE-7" office:value-type="float" office:value="0.59689999999999999">
            <text:p>0.5969</text:p>
          </table:table-cell>
          <table:table-cell table:style-name="ACE-7" office:value-type="float" office:value="0.13569999999999999">
            <text:p>0.1357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c41c147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robust scaling + 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246">
            <text:p>0.8246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8286">
            <text:p>0.8286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63770000000000004">
            <text:p>0.6377</text:p>
          </table:table-cell>
          <table:table-cell table:style-name="ACE-7" office:value-type="float" office:value="21.75">
            <text:p>21.75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173">
            <text:p>0.117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17392e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4689999999999999">
            <text:p>0.8469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55430000000000001">
            <text:p>0.5543</text:p>
          </table:table-cell>
          <table:table-cell table:style-name="ACE-7" office:value-type="float" office:value="12.83">
            <text:p>12.83</text:p>
          </table:table-cell>
          <table:table-cell table:style-name="ACE-7" office:value-type="float" office:value="0.58169999999999999">
            <text:p>0.5817</text:p>
          </table:table-cell>
          <table:table-cell table:style-name="ACE-7" office:value-type="float" office:value="0.14940000000000001">
            <text:p>0.1494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6e8542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isomap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00000000000005">
            <text:p>0.807</text:p>
          </table:table-cell>
          <table:table-cell table:style-name="ACE-7" office:value-type="float" office:value="0.86729999999999996">
            <text:p>0.8673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60289999999999999">
            <text:p>0.6029</text:p>
          </table:table-cell>
          <table:table-cell table:style-name="ACE-7" office:value-type="float" office:value="17.329999999999998">
            <text:p>17.33</text:p>
          </table:table-cell>
          <table:table-cell table:style-name="ACE-7" office:value-type="float" office:value="0.57389999999999997">
            <text:p>0.5739</text:p>
          </table:table-cell>
          <table:table-cell table:style-name="ACE-7" office:value-type="float" office:value="0.13850000000000001">
            <text:p>0.1385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913e4d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hessian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3977">
            <text:p>0.3977</text:p>
          </table:table-cell>
          <table:table-cell table:style-name="ACE-7" office:value-type="float" office:value="0.625">
            <text:p>0.625</text:p>
          </table:table-cell>
          <table:table-cell table:style-name="ACE-7" office:value-type="float" office:value="0.047620000000000003">
            <text:p>0.04762</text:p>
          </table:table-cell>
          <table:table-cell table:style-name="ACE-7" office:value-type="float" office:value="0.95450000000000002">
            <text:p>0.9545</text:p>
          </table:table-cell>
          <table:table-cell table:style-name="ACE-7" office:value-type="float" office:value="0.0049899999999999996">
            <text:p>0.00499</text:p>
          </table:table-cell>
          <table:table-cell table:style-name="ACE-7" office:value-type="float" office:value="1.05">
            <text:p>1.05</text:p>
          </table:table-cell>
          <table:table-cell table:style-name="ACE-7" office:value-type="float" office:value="0.32790000000000002">
            <text:p>0.3279</text:p>
          </table:table-cell>
          <table:table-cell table:style-name="ACE-7" office:value-type="float" office:value="0.1462">
            <text:p>0.1462</text:p>
          </table:table-cell>
          <table:table-cell table:style-name="ACE-7" office:value-type="float" office:value="0.1207">
            <text:p>0.1207</text:p>
          </table:table-cell>
          <table:table-cell table:style-name="ACE-7" office:value-type="string">
            <text:p>e9ccd8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 + modified lle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190000000000003">
            <text:p>0.7719</text:p>
          </table:table-cell>
          <table:table-cell table:style-name="ACE-7" office:value-type="float" office:value="0.82999999999999996">
            <text:p>0.83</text:p>
          </table:table-cell>
          <table:table-cell table:style-name="ACE-7" office:value-type="float" office:value="0.79049999999999998">
            <text:p>0.7905</text:p>
          </table:table-cell>
          <table:table-cell table:style-name="ACE-7" office:value-type="float" office:value="0.74239999999999995">
            <text:p>0.7424</text:p>
          </table:table-cell>
          <table:table-cell table:style-name="ACE-7" office:value-type="float" office:value="0.52649999999999997">
            <text:p>0.5265</text:p>
          </table:table-cell>
          <table:table-cell table:style-name="ACE-7" office:value-type="float" office:value="10.869999999999999">
            <text:p>10.87</text:p>
          </table:table-cell>
          <table:table-cell table:style-name="ACE-7" office:value-type="float" office:value="0.58340000000000003">
            <text:p>0.5834</text:p>
          </table:table-cell>
          <table:table-cell table:style-name="ACE-7" office:value-type="float" office:value="0.15079999999999999">
            <text:p>0.1508</text:p>
          </table:table-cell>
          <table:table-cell table:style-name="ACE-7" office:value-type="float" office:value="0.25840000000000002">
            <text:p>0.2584</text:p>
          </table:table-cell>
          <table:table-cell table:style-name="ACE-7" office:value-type="string">
            <text:p>a77192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9530000000000001">
            <text:p>0.7953</text:p>
          </table:table-cell>
          <table:table-cell table:style-name="ACE-7" office:value-type="float" office:value="0.88039999999999996">
            <text:p>0.8804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9050000000000002">
            <text:p>0.5905</text:p>
          </table:table-cell>
          <table:table-cell table:style-name="ACE-7" office:value-type="float" office:value="16.879999999999999">
            <text:p>16.88</text:p>
          </table:table-cell>
          <table:table-cell table:style-name="ACE-7" office:value-type="float" office:value="0.58840000000000003">
            <text:p>0.5884</text:p>
          </table:table-cell>
          <table:table-cell table:style-name="ACE-7" office:value-type="float" office:value="0.13819999999999999">
            <text:p>0.1382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5bc5e98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5260000000000002">
            <text:p>0.8526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4800000000000004">
            <text:p>0.548</text:p>
          </table:table-cell>
          <table:table-cell table:style-name="ACE-7" office:value-type="float" office:value="12.539999999999999">
            <text:p>12.54</text:p>
          </table:table-cell>
          <table:table-cell table:style-name="ACE-7" office:value-type="float" office:value="0.57379999999999998">
            <text:p>0.5738</text:p>
          </table:table-cell>
          <table:table-cell table:style-name="ACE-7" office:value-type="float" office:value="0.13750000000000001">
            <text:p>0.1375</text:p>
          </table:table-cell>
          <table:table-cell table:style-name="ACE-7" office:value-type="float" office:value="0.47189999999999999">
            <text:p>0.4719</text:p>
          </table:table-cell>
          <table:table-cell table:style-name="ACE-7" office:value-type="float" office:value="2310313">
            <text:p>23103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949999999999998">
            <text:p>0.7895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429">
            <text:p>0.7429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9060000000000001">
            <text:p>0.5906</text:p>
          </table:table-cell>
          <table:table-cell table:style-name="ACE-7" office:value-type="float" office:value="18.300000000000001">
            <text:p>18.3</text:p>
          </table:table-cell>
          <table:table-cell table:style-name="ACE-7" office:value-type="float" office:value="0.59419999999999995">
            <text:p>0.5942</text:p>
          </table:table-cell>
          <table:table-cell table:style-name="ACE-7" office:value-type="float" office:value="0.11310000000000001">
            <text:p>0.1131</text:p>
          </table:table-cell>
          <table:table-cell table:style-name="ACE-7" office:value-type="float" office:value="0.59550000000000003">
            <text:p>0.5955</text:p>
          </table:table-cell>
          <table:table-cell table:style-name="ACE-7" office:value-type="string">
            <text:p>0dcfe0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9529999999999998">
            <text:p>0.8953</text:p>
          </table:table-cell>
          <table:table-cell table:style-name="ACE-7" office:value-type="float" office:value="0.73329999999999995">
            <text:p>0.7333</text:p>
          </table:table-cell>
          <table:table-cell table:style-name="ACE-7" office:value-type="float" office:value="0.86360000000000003">
            <text:p>0.8636</text:p>
          </table:table-cell>
          <table:table-cell table:style-name="ACE-7" office:value-type="float" office:value="0.58120000000000005">
            <text:p>0.5812</text:p>
          </table:table-cell>
          <table:table-cell table:style-name="ACE-7" office:value-type="float" office:value="17.420000000000002">
            <text:p>17.42</text:p>
          </table:table-cell>
          <table:table-cell table:style-name="ACE-7" office:value-type="float" office:value="0.59109999999999996">
            <text:p>0.5911</text:p>
          </table:table-cell>
          <table:table-cell table:style-name="ACE-7" office:value-type="float" office:value="0.1079">
            <text:p>0.1079</text:p>
          </table:table-cell>
          <table:table-cell table:style-name="ACE-7" office:value-type="float" office:value="0.51139999999999997">
            <text:p>0.5114</text:p>
          </table:table-cell>
          <table:table-cell table:style-name="ACE-7" office:value-type="string">
            <text:p>a2377b4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661">
            <text:p>0.7661</text:p>
          </table:table-cell>
          <table:table-cell table:style-name="ACE-7" office:value-type="float" office:value="0.83509999999999995">
            <text:p>0.8351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75760000000000005">
            <text:p>0.7576</text:p>
          </table:table-cell>
          <table:table-cell table:style-name="ACE-7" office:value-type="float" office:value="0.51980000000000004">
            <text:p>0.5198</text:p>
          </table:table-cell>
          <table:table-cell table:style-name="ACE-7" office:value-type="float" office:value="10.550000000000001">
            <text:p>10.55</text:p>
          </table:table-cell>
          <table:table-cell table:style-name="ACE-7" office:value-type="float" office:value="0.52470000000000006">
            <text:p>0.5247</text:p>
          </table:table-cell>
          <table:table-cell table:style-name="ACE-7" office:value-type="float" office:value="0.13300000000000001">
            <text:p>0.133</text:p>
          </table:table-cell>
          <table:table-cell table:style-name="ACE-7" office:value-type="float" office:value="0.56820000000000004">
            <text:p>0.5682</text:p>
          </table:table-cell>
          <table:table-cell table:style-name="ACE-7" office:value-type="string">
            <text:p>80f67c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20000000000002">
            <text:p>0.8012</text:p>
          </table:table-cell>
          <table:table-cell table:style-name="ACE-7" office:value-type="float" office:value="0.85860000000000003">
            <text:p>0.8586</text:p>
          </table:table-cell>
          <table:table-cell table:style-name="ACE-7" office:value-type="float" office:value="0.8095">
            <text:p>0.8095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58899999999999997">
            <text:p>0.589</text:p>
          </table:table-cell>
          <table:table-cell table:style-name="ACE-7" office:value-type="float" office:value="15.789999999999999">
            <text:p>15.79</text:p>
          </table:table-cell>
          <table:table-cell table:style-name="ACE-7" office:value-type="float" office:value="0.58109999999999995">
            <text:p>0.5811</text:p>
          </table:table-cell>
          <table:table-cell table:style-name="ACE-7" office:value-type="float" office:value="0.14249999999999999">
            <text:p>0.1425</text:p>
          </table:table-cell>
          <table:table-cell table:style-name="ACE-7" office:value-type="float" office:value="0.56730000000000003">
            <text:p>0.5673</text:p>
          </table:table-cell>
          <table:table-cell table:style-name="ACE-7" office:value-type="string">
            <text:p>091967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270000000000003">
            <text:p>0.7427</text:p>
          </table:table-cell>
          <table:table-cell table:style-name="ACE-7" office:value-type="float" office:value="0.80200000000000005">
            <text:p>0.802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69699999999999995">
            <text:p>0.697</text:p>
          </table:table-cell>
          <table:table-cell table:style-name="ACE-7" office:value-type="float" office:value="0.4637">
            <text:p>0.4637</text:p>
          </table:table-cell>
          <table:table-cell table:style-name="ACE-7" office:value-type="float" office:value="7.7629999999999999">
            <text:p>7.763</text:p>
          </table:table-cell>
          <table:table-cell table:style-name="ACE-7" office:value-type="float" office:value="0.55149999999999999">
            <text:p>0.5515</text:p>
          </table:table-cell>
          <table:table-cell table:style-name="ACE-7" office:value-type="float" office:value="0.1394">
            <text:p>0.1394</text:p>
          </table:table-cell>
          <table:table-cell table:style-name="ACE-7" office:value-type="float" office:value="0.3523">
            <text:p>0.3523</text:p>
          </table:table-cell>
          <table:table-cell table:style-name="ACE-7" office:value-type="string">
            <text:p>47a25f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359999999999996">
            <text:p>0.7836</text:p>
          </table:table-cell>
          <table:table-cell table:style-name="ACE-7" office:value-type="float" office:value="0.86170000000000002">
            <text:p>0.8617</text:p>
          </table:table-cell>
          <table:table-cell table:style-name="ACE-7" office:value-type="float" office:value="0.77139999999999997">
            <text:p>0.7714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6210000000000004">
            <text:p>0.5621</text:p>
          </table:table-cell>
          <table:table-cell table:style-name="ACE-7" office:value-type="float" office:value="13.76">
            <text:p>13.76</text:p>
          </table:table-cell>
          <table:table-cell table:style-name="ACE-7" office:value-type="float" office:value="0.60509999999999997">
            <text:p>0.6051</text:p>
          </table:table-cell>
          <table:table-cell table:style-name="ACE-7" office:value-type="float" office:value="0.1431">
            <text:p>0.1431</text:p>
          </table:table-cell>
          <table:table-cell table:style-name="ACE-7" office:value-type="float" office:value="0.4536">
            <text:p>0.4536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58330000000000004">
            <text:p>0.5833</text:p>
          </table:table-cell>
          <table:table-cell table:style-name="ACE-7" office:value-type="float" office:value="0.1356">
            <text:p>0.1356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a95a35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4809999999999997">
            <text:p>0.8481</text:p>
          </table:table-cell>
          <table:table-cell table:style-name="ACE-7" office:value-type="float" office:value="0.74439999999999995">
            <text:p>0.744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55600000000000005">
            <text:p>0.556</text:p>
          </table:table-cell>
          <table:table-cell table:style-name="ACE-7" office:value-type="float" office:value="13.109999999999999">
            <text:p>13.11</text:p>
          </table:table-cell>
          <table:table-cell table:style-name="ACE-7" office:value-type="float" office:value="0.60060000000000002">
            <text:p>0.6006</text:p>
          </table:table-cell>
          <table:table-cell table:style-name="ACE-7" office:value-type="float" office:value="0.16300000000000001">
            <text:p>0.163</text:p>
          </table:table-cell>
          <table:table-cell table:style-name="ACE-7" office:value-type="float" office:value="0.32390000000000002">
            <text:p>0.3239</text:p>
          </table:table-cell>
          <table:table-cell table:style-name="ACE-7" office:value-type="string">
            <text:p>65e88b2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769999999999997">
            <text:p>0.8077</text:p>
          </table:table-cell>
          <table:table-cell table:style-name="ACE-7" office:value-type="float" office:value="0.8659">
            <text:p>0.8659</text:p>
          </table:table-cell>
          <table:table-cell table:style-name="ACE-7" office:value-type="float" office:value="0.78890000000000005">
            <text:p>0.7889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1560000000000004">
            <text:p>0.6156</text:p>
          </table:table-cell>
          <table:table-cell table:style-name="ACE-7" office:value-type="float" office:value="18.68">
            <text:p>18.68</text:p>
          </table:table-cell>
          <table:table-cell table:style-name="ACE-7" office:value-type="float" office:value="0.61890000000000001">
            <text:p>0.6189</text:p>
          </table:table-cell>
          <table:table-cell table:style-name="ACE-7" office:value-type="float" office:value="0.13619999999999999">
            <text:p>0.1362</text:p>
          </table:table-cell>
          <table:table-cell table:style-name="ACE-7" office:value-type="float" office:value="0.82220000000000004">
            <text:p>0.8222</text:p>
          </table:table-cell>
          <table:table-cell table:style-name="ACE-7" office:value-type="string">
            <text:p>f47972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9039999999999997">
            <text:p>0.8904</text:p>
          </table:table-cell>
          <table:table-cell table:style-name="ACE-7" office:value-type="float" office:value="0.72219999999999995">
            <text:p>0.7222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59509999999999996">
            <text:p>0.5951</text:p>
          </table:table-cell>
          <table:table-cell table:style-name="ACE-7" office:value-type="float" office:value="18.850000000000001">
            <text:p>18.85</text:p>
          </table:table-cell>
          <table:table-cell table:style-name="ACE-7" office:value-type="float" office:value="0.6018">
            <text:p>0.6018</text:p>
          </table:table-cell>
          <table:table-cell table:style-name="ACE-7" office:value-type="float" office:value="0.10059999999999999">
            <text:p>0.1006</text:p>
          </table:table-cell>
          <table:table-cell table:style-name="ACE-7" office:value-type="float" office:value="0.71250000000000002">
            <text:p>0.7125</text:p>
          </table:table-cell>
          <table:table-cell table:style-name="ACE-7" office:value-type="string">
            <text:p>d0c1fe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90139999999999998">
            <text:p>0.9014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89390000000000003">
            <text:p>0.8939</text:p>
          </table:table-cell>
          <table:table-cell table:style-name="ACE-7" office:value-type="float" office:value="0.60029999999999994">
            <text:p>0.6003</text:p>
          </table:table-cell>
          <table:table-cell table:style-name="ACE-7" office:value-type="float" office:value="20.75">
            <text:p>20.75</text:p>
          </table:table-cell>
          <table:table-cell table:style-name="ACE-7" office:value-type="float" office:value="0.62549999999999994">
            <text:p>0.6255</text:p>
          </table:table-cell>
          <table:table-cell table:style-name="ACE-7" office:value-type="float" office:value="0.1268">
            <text:p>0.1268</text:p>
          </table:table-cell>
          <table:table-cell table:style-name="ACE-7" office:value-type="float" office:value="0.65469999999999995">
            <text:p>0.6547</text:p>
          </table:table-cell>
          <table:table-cell table:style-name="ACE-7" office:value-type="string">
            <text:p>fe6ae6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4360000000000004">
            <text:p>0.7436</text:p>
          </table:table-cell>
          <table:table-cell table:style-name="ACE-7" office:value-type="float" office:value="0.82050000000000001">
            <text:p>0.8205</text:p>
          </table:table-cell>
          <table:table-cell table:style-name="ACE-7" office:value-type="float" office:value="0.71109999999999995">
            <text:p>0.7111</text:p>
          </table:table-cell>
          <table:table-cell table:style-name="ACE-7" office:value-type="float" office:value="0.78790000000000004">
            <text:p>0.7879</text:p>
          </table:table-cell>
          <table:table-cell table:style-name="ACE-7" office:value-type="float" office:value="0.49299999999999999">
            <text:p>0.493</text:p>
          </table:table-cell>
          <table:table-cell table:style-name="ACE-7" office:value-type="float" office:value="9.1430000000000007">
            <text:p>9.143</text:p>
          </table:table-cell>
          <table:table-cell table:style-name="ACE-7" office:value-type="float" office:value="0.55379999999999996">
            <text:p>0.5538</text:p>
          </table:table-cell>
          <table:table-cell table:style-name="ACE-7" office:value-type="float" office:value="0.1226">
            <text:p>0.1226</text:p>
          </table:table-cell>
          <table:table-cell table:style-name="ACE-7" office:value-type="float" office:value="0.36709999999999998">
            <text:p>0.3671</text:p>
          </table:table-cell>
          <table:table-cell table:style-name="ACE-7" office:value-type="string">
            <text:p>402918d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80130000000000001">
            <text:p>0.8013</text:p>
          </table:table-cell>
          <table:table-cell table:style-name="ACE-7" office:value-type="float" office:value="0.86419999999999997">
            <text:p>0.8642</text:p>
          </table:table-cell>
          <table:table-cell table:style-name="ACE-7" office:value-type="float" office:value="0.77780000000000005">
            <text:p>0.7778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60429999999999995">
            <text:p>0.6043</text:p>
          </table:table-cell>
          <table:table-cell table:style-name="ACE-7" office:value-type="float" office:value="17.5">
            <text:p>17.5</text:p>
          </table:table-cell>
          <table:table-cell table:style-name="ACE-7" office:value-type="float" office:value="0.59850000000000003">
            <text:p>0.5985</text:p>
          </table:table-cell>
          <table:table-cell table:style-name="ACE-7" office:value-type="float" office:value="0.1474">
            <text:p>0.1474</text:p>
          </table:table-cell>
          <table:table-cell table:style-name="ACE-7" office:value-type="float" office:value="0.39279999999999998">
            <text:p>0.3928</text:p>
          </table:table-cell>
          <table:table-cell table:style-name="ACE-7" office:value-type="string">
            <text:p>a8d042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7559999999999996">
            <text:p>0.7756</text:p>
          </table:table-cell>
          <table:table-cell table:style-name="ACE-7" office:value-type="float" office:value="0.83950000000000002">
            <text:p>0.8395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0300000000000005">
            <text:p>0.803</text:p>
          </table:table-cell>
          <table:table-cell table:style-name="ACE-7" office:value-type="float" office:value="0.55230000000000001">
            <text:p>0.5523</text:p>
          </table:table-cell>
          <table:table-cell table:style-name="ACE-7" office:value-type="float" office:value="12.6">
            <text:p>12.6</text:p>
          </table:table-cell>
          <table:table-cell table:style-name="ACE-7" office:value-type="float" office:value="0.58660000000000001">
            <text:p>0.5866</text:p>
          </table:table-cell>
          <table:table-cell table:style-name="ACE-7" office:value-type="float" office:value="0.1426">
            <text:p>0.1426</text:p>
          </table:table-cell>
          <table:table-cell table:style-name="ACE-7" office:value-type="float" office:value="0.15110000000000001">
            <text:p>0.1511</text:p>
          </table:table-cell>
          <table:table-cell table:style-name="ACE-7" office:value-type="string">
            <text:p>ec2735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single</text:p>
          </table:table-cell>
          <table:table-cell table:style-name="ACE-7" office:value-type="float" office:value="0.78849999999999998">
            <text:p>0.7885</text:p>
          </table:table-cell>
          <table:table-cell table:style-name="ACE-7" office:value-type="float" office:value="0.86080000000000001">
            <text:p>0.8608</text:p>
          </table:table-cell>
          <table:table-cell table:style-name="ACE-7" office:value-type="float" office:value="0.75560000000000005">
            <text:p>0.7556</text:p>
          </table:table-cell>
          <table:table-cell table:style-name="ACE-7" office:value-type="float" office:value="0.83330000000000004">
            <text:p>0.8333</text:p>
          </table:table-cell>
          <table:table-cell table:style-name="ACE-7" office:value-type="float" office:value="0.58189999999999997">
            <text:p>0.5819</text:p>
          </table:table-cell>
          <table:table-cell table:style-name="ACE-7" office:value-type="float" office:value="15.449999999999999">
            <text:p>15.45</text:p>
          </table:table-cell>
          <table:table-cell table:style-name="ACE-7" office:value-type="float" office:value="0.61660000000000004">
            <text:p>0.6166</text:p>
          </table:table-cell>
          <table:table-cell table:style-name="ACE-7" office:value-type="float" office:value="0.15090000000000001">
            <text:p>0.1509</text:p>
          </table:table-cell>
          <table:table-cell table:style-name="ACE-7" office:value-type="float" office:value="0.66930000000000001">
            <text:p>0.66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59470000000000001">
            <text:p>0.5947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53300000000000003">
            <text:p>0.533</text:p>
          </table:table-cell>
          <table:table-cell table:style-name="ACE-7" office:value-type="string">
            <text:p>bbbbe2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59660000000000002">
            <text:p>0.5966</text:p>
          </table:table-cell>
          <table:table-cell table:style-name="ACE-7" office:value-type="float" office:value="0.18659999999999999">
            <text:p>0.1866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7c9dff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259999999999996">
            <text:p>0.7826</text:p>
          </table:table-cell>
          <table:table-cell table:style-name="ACE-7" office:value-type="float" office:value="0.87229999999999996">
            <text:p>0.8723</text:p>
          </table:table-cell>
          <table:table-cell table:style-name="ACE-7" office:value-type="float" office:value="0.74550000000000005">
            <text:p>0.7455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7220000000000004">
            <text:p>0.5722</text:p>
          </table:table-cell>
          <table:table-cell table:style-name="ACE-7" office:value-type="float" office:value="15.130000000000001">
            <text:p>15.13</text:p>
          </table:table-cell>
          <table:table-cell table:style-name="ACE-7" office:value-type="float" office:value="0.57130000000000003">
            <text:p>0.5713</text:p>
          </table:table-cell>
          <table:table-cell table:style-name="ACE-7" office:value-type="float" office:value="0.1686">
            <text:p>0.1686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362e4f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9470000000000005">
            <text:p>0.8947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2560000000000004">
            <text:p>0.6256</text:p>
          </table:table-cell>
          <table:table-cell table:style-name="ACE-7" office:value-type="float" office:value="21.760000000000002">
            <text:p>21.76</text:p>
          </table:table-cell>
          <table:table-cell table:style-name="ACE-7" office:value-type="float" office:value="0.6431">
            <text:p>0.6431</text:p>
          </table:table-cell>
          <table:table-cell table:style-name="ACE-7" office:value-type="float" office:value="0.1439">
            <text:p>0.1439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5efbe0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91010000000000002">
            <text:p>0.9101</text:p>
          </table:table-cell>
          <table:table-cell table:style-name="ACE-7" office:value-type="float" office:value="0.73640000000000005">
            <text:p>0.7364</text:p>
          </table:table-cell>
          <table:table-cell table:style-name="ACE-7" office:value-type="float" office:value="0.89190000000000003">
            <text:p>0.8919</text:p>
          </table:table-cell>
          <table:table-cell table:style-name="ACE-7" office:value-type="float" office:value="0.61639999999999995">
            <text:p>0.6164</text:p>
          </table:table-cell>
          <table:table-cell table:style-name="ACE-7" office:value-type="float" office:value="23.039999999999999">
            <text:p>23.04</text:p>
          </table:table-cell>
          <table:table-cell table:style-name="ACE-7" office:value-type="float" office:value="0.60729999999999995">
            <text:p>0.6073</text:p>
          </table:table-cell>
          <table:table-cell table:style-name="ACE-7" office:value-type="float" office:value="0.17799999999999999">
            <text:p>0.178</text:p>
          </table:table-cell>
          <table:table-cell table:style-name="ACE-7" office:value-type="float" office:value="0.378">
            <text:p>0.378</text:p>
          </table:table-cell>
          <table:table-cell table:style-name="ACE-7" office:value-type="string">
            <text:p>f2ea47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53549999999999998">
            <text:p>0.5355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9d883a9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rf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FALS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2069999999999999">
            <text:p>0.8207</text:p>
          </table:table-cell>
          <table:table-cell table:style-name="ACE-8" office:value-type="float" office:value="0.87380000000000002">
            <text:p>0.8738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82430000000000003">
            <text:p>0.8243</text:p>
          </table:table-cell>
          <table:table-cell table:style-name="ACE-8" office:value-type="float" office:value="0.63460000000000005">
            <text:p>0.6346</text:p>
          </table:table-cell>
          <table:table-cell table:style-name="ACE-8" office:value-type="float" office:value="21.120000000000001">
            <text:p>21.12</text:p>
          </table:table-cell>
          <table:table-cell table:style-name="ACE-8" office:value-type="float" office:value="0.6159">
            <text:p>0.6159</text:p>
          </table:table-cell>
          <table:table-cell table:style-name="ACE-8" office:value-type="float" office:value="0.14549999999999999">
            <text:p>0.1455</text:p>
          </table:table-cell>
          <table:table-cell table:style-name="ACE-8" office:value-type="float" office:value="0.40000000000000002">
            <text:p>0.4</text:p>
          </table:table-cell>
          <table:table-cell table:style-name="ACE-8" office:value-type="string">
            <text:p>d8fda84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2430000000000003">
            <text:p>0.8243</text:p>
          </table:table-cell>
          <table:table-cell table:style-name="ACE-7" office:value-type="float" office:value="0.64449999999999996">
            <text:p>0.6445</text:p>
          </table:table-cell>
          <table:table-cell table:style-name="ACE-7" office:value-type="float" office:value="22.469999999999999">
            <text:p>22.47</text:p>
          </table:table-cell>
          <table:table-cell table:style-name="ACE-7" office:value-type="float" office:value="0.61719999999999997">
            <text:p>0.6172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08d5c6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pca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5289999999999999">
            <text:p>0.8529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8030000000000004">
            <text:p>0.5803</text:p>
          </table:table-cell>
          <table:table-cell table:style-name="ACE-7" office:value-type="float" office:value="14.880000000000001">
            <text:p>14.88</text:p>
          </table:table-cell>
          <table:table-cell table:style-name="ACE-7" office:value-type="float" office:value="0.57589999999999997">
            <text:p>0.5759</text:p>
          </table:table-cell>
          <table:table-cell table:style-name="ACE-7" office:value-type="float" office:value="0.1275">
            <text:p>0.1275</text:p>
          </table:table-cell>
          <table:table-cell table:style-name="ACE-7" office:value-type="float" office:value="0.28870000000000001">
            <text:p>0.2887</text:p>
          </table:table-cell>
          <table:table-cell table:style-name="ACE-7" office:value-type="string">
            <text:p>dee7013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isomap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7629999999999997">
            <text:p>0.8763</text:p>
          </table:table-cell>
          <table:table-cell table:style-name="ACE-7" office:value-type="float" office:value="0.77270000000000005">
            <text:p>0.7727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17.57">
            <text:p>17.57</text:p>
          </table:table-cell>
          <table:table-cell table:style-name="ACE-7" office:value-type="float" office:value="0.61599999999999999">
            <text:p>0.616</text:p>
          </table:table-cell>
          <table:table-cell table:style-name="ACE-7" office:value-type="float" office:value="0.14510000000000001">
            <text:p>0.1451</text:p>
          </table:table-cell>
          <table:table-cell table:style-name="ACE-7" office:value-type="float" office:value="0.47249999999999998">
            <text:p>0.4725</text:p>
          </table:table-cell>
          <table:table-cell table:style-name="ACE-7" office:value-type="string">
            <text:p>8413e34a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modified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9359999999999995">
            <text:p>0.8936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649">
            <text:p>0.8649</text:p>
          </table:table-cell>
          <table:table-cell table:style-name="ACE-7" office:value-type="float" office:value="0.61650000000000005">
            <text:p>0.6165</text:p>
          </table:table-cell>
          <table:table-cell table:style-name="ACE-7" office:value-type="float" office:value="20.68">
            <text:p>20.68</text:p>
          </table:table-cell>
          <table:table-cell table:style-name="ACE-7" office:value-type="float" office:value="0.60170000000000001">
            <text:p>0.6017</text:p>
          </table:table-cell>
          <table:table-cell table:style-name="ACE-7" office:value-type="float" office:value="0.18290000000000001">
            <text:p>0.1829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af1b9e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standard scaling + hessian lle</text:p>
          </table:table-cell>
          <table:table-cell table:style-name="ACE-7" office:value-type="boolean" office:boolean-value="false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6670000000000003">
            <text:p>0.8667</text:p>
          </table:table-cell>
          <table:table-cell table:style-name="ACE-7" office:value-type="float" office:value="0.82730000000000004">
            <text:p>0.8273</text:p>
          </table:table-cell>
          <table:table-cell table:style-name="ACE-7" office:value-type="float" office:value="0.81079999999999997">
            <text:p>0.8108</text:p>
          </table:table-cell>
          <table:table-cell table:style-name="ACE-7" office:value-type="float" office:value="0.6321">
            <text:p>0.6321</text:p>
          </table:table-cell>
          <table:table-cell table:style-name="ACE-7" office:value-type="float" office:value="20.530000000000001">
            <text:p>20.53</text:p>
          </table:table-cell>
          <table:table-cell table:style-name="ACE-7" office:value-type="float" office:value="0.61739999999999995">
            <text:p>0.6174</text:p>
          </table:table-cell>
          <table:table-cell table:style-name="ACE-7" office:value-type="float" office:value="0.15790000000000001">
            <text:p>0.1579</text:p>
          </table:table-cell>
          <table:table-cell table:style-name="ACE-7" office:value-type="float" office:value="0.28870000000000001">
            <text:p>0.2887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85580000000000001">
            <text:p>0.8558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998">
            <text:p>0.5998</text:p>
          </table:table-cell>
          <table:table-cell table:style-name="ACE-7" office:value-type="float" office:value="16.670000000000002">
            <text:p>16.67</text:p>
          </table:table-cell>
          <table:table-cell table:style-name="ACE-7" office:value-type="float" office:value="0.57110000000000005">
            <text:p>0.5711</text:p>
          </table:table-cell>
          <table:table-cell table:style-name="ACE-7" office:value-type="float" office:value="0.155">
            <text:p>0.155</text:p>
          </table:table-cell>
          <table:table-cell table:style-name="ACE-7" office:value-type="float" office:value="0.40000000000000002">
            <text:p>0.4</text:p>
          </table:table-cell>
          <table:table-cell table:style-name="ACE-7" office:value-type="string">
            <text:p>9577cab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FALS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434">
            <text:p>0.1434</text:p>
          </table:table-cell>
          <table:table-cell table:style-name="ACE-7" office:value-type="float" office:value="0.47249999999999998">
            <text:p>0.4725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qda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609999999999995">
            <text:p>0.8261</text:p>
          </table:table-cell>
          <table:table-cell table:style-name="ACE-7" office:value-type="float" office:value="0.88239999999999996">
            <text:p>0.8824</text:p>
          </table:table-cell>
          <table:table-cell table:style-name="ACE-7" office:value-type="float" office:value="0.81820000000000004">
            <text:p>0.8182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472">
            <text:p>0.6472</text:p>
          </table:table-cell>
          <table:table-cell table:style-name="ACE-7" office:value-type="float" office:value="23.25">
            <text:p>23.25</text:p>
          </table:table-cell>
          <table:table-cell table:style-name="ACE-7" office:value-type="float" office:value="0.5756">
            <text:p>0.5756</text:p>
          </table:table-cell>
          <table:table-cell table:style-name="ACE-7" office:value-type="float" office:value="0.18490000000000001">
            <text:p>0.1849</text:p>
          </table:table-cell>
          <table:table-cell table:style-name="ACE-7" office:value-type="float" office:value="0.49099999999999999">
            <text:p>0.491</text:p>
          </table:table-cell>
          <table:table-cell table:style-name="ACE-7" office:value-type="string">
            <text:p>df5c67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nbc</text:p>
          </table:table-cell>
          <table:table-cell table:style-name="ACE-7" office:value-type="string">
            <text:p>power transformer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7880000000000003">
            <text:p>0.8788</text:p>
          </table:table-cell>
          <table:table-cell table:style-name="ACE-7" office:value-type="float" office:value="0.79090000000000005">
            <text:p>0.7909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1839999999999995">
            <text:p>0.6184</text:p>
          </table:table-cell>
          <table:table-cell table:style-name="ACE-7" office:value-type="float" office:value="19.539999999999999">
            <text:p>19.54</text:p>
          </table:table-cell>
          <table:table-cell table:style-name="ACE-7" office:value-type="float" office:value="0.59530000000000005">
            <text:p>0.5953</text:p>
          </table:table-cell>
          <table:table-cell table:style-name="ACE-7" office:value-type="float" office:value="0.18509999999999999">
            <text:p>0.185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75a1b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lrc</text:p>
          </table:table-cell>
          <table:table-cell table:style-name="ACE-7" office:value-type="string">
            <text:p>robust scaling + pca whiten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9970000000000001">
            <text:p>0.5997</text:p>
          </table:table-cell>
          <table:table-cell table:style-name="ACE-7" office:value-type="float" office:value="0.1681">
            <text:p>0.1681</text:p>
          </table:table-cell>
          <table:table-cell table:style-name="ACE-7" office:value-type="float" office:value="0.5">
            <text:p>0.5</text:p>
          </table:table-cell>
          <table:table-cell table:style-name="ACE-7" office:value-type="string">
            <text:p>31f01a6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knn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8419999999999999">
            <text:p>0.8842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5140000000000005">
            <text:p>0.8514</text:p>
          </table:table-cell>
          <table:table-cell table:style-name="ACE-7" office:value-type="float" office:value="0.60340000000000005">
            <text:p>0.6034</text:p>
          </table:table-cell>
          <table:table-cell table:style-name="ACE-7" office:value-type="float" office:value="18.5">
            <text:p>18.5</text:p>
          </table:table-cell>
          <table:table-cell table:style-name="ACE-7" office:value-type="float" office:value="0.59760000000000002">
            <text:p>0.5976</text:p>
          </table:table-cell>
          <table:table-cell table:style-name="ACE-7" office:value-type="float" office:value="0.15909999999999999">
            <text:p>0.1591</text:p>
          </table:table-cell>
          <table:table-cell table:style-name="ACE-7" office:value-type="float" office:value="0.41930000000000001">
            <text:p>0.4193</text:p>
          </table:table-cell>
          <table:table-cell table:style-name="ACE-7" office:value-type="string">
            <text:p>5ef05fe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n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430000000000001">
            <text:p>0.8043</text:p>
          </table:table-cell>
          <table:table-cell table:style-name="ACE-7" office:value-type="float" office:value="0.9022">
            <text:p>0.9022</text:p>
          </table:table-cell>
          <table:table-cell table:style-name="ACE-7" office:value-type="float" office:value="0.75449999999999995">
            <text:p>0.7545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62070000000000003">
            <text:p>0.6207</text:p>
          </table:table-cell>
          <table:table-cell table:style-name="ACE-7" office:value-type="float" office:value="22.199999999999999">
            <text:p>22.2</text:p>
          </table:table-cell>
          <table:table-cell table:style-name="ACE-7" office:value-type="float" office:value="0.60860000000000003">
            <text:p>0.6086</text:p>
          </table:table-cell>
          <table:table-cell table:style-name="ACE-7" office:value-type="float" office:value="0.17199999999999999">
            <text:p>0.172</text:p>
          </table:table-cell>
          <table:table-cell table:style-name="ACE-7" office:value-type="float" office:value="0.55279999999999996">
            <text:p>0.5528</text:p>
          </table:table-cell>
          <table:table-cell table:style-name="ACE-7" office:value-type="string">
            <text:p>d144d7f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dt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772">
            <text:p>0.7772</text:p>
          </table:table-cell>
          <table:table-cell table:style-name="ACE-7" office:value-type="float" office:value="0.89659999999999995">
            <text:p>0.8966</text:p>
          </table:table-cell>
          <table:table-cell table:style-name="ACE-7" office:value-type="float" office:value="0.70909999999999995">
            <text:p>0.7091</text:p>
          </table:table-cell>
          <table:table-cell table:style-name="ACE-7" office:value-type="float" office:value="0.87839999999999996">
            <text:p>0.8784</text:p>
          </table:table-cell>
          <table:table-cell table:style-name="ACE-7" office:value-type="float" office:value="0.57699999999999996">
            <text:p>0.577</text:p>
          </table:table-cell>
          <table:table-cell table:style-name="ACE-7" office:value-type="float" office:value="17.600000000000001">
            <text:p>17.6</text:p>
          </table:table-cell>
          <table:table-cell table:style-name="ACE-7" office:value-type="float" office:value="0.50639999999999996">
            <text:p>0.5064</text:p>
          </table:table-cell>
          <table:table-cell table:style-name="ACE-7" office:value-type="float" office:value="0.16370000000000001">
            <text:p>0.1637</text:p>
          </table:table-cell>
          <table:table-cell table:style-name="ACE-7" office:value-type="float" office:value="0.45229999999999998">
            <text:p>0.4523</text:p>
          </table:table-cell>
          <table:table-cell table:style-name="ACE-7" office:value-type="string">
            <text:p>bf7416c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rfc</text:p>
          </table:table-cell>
          <table:table-cell table:style-name="ACE-7" office:value-type="string">
            <text:p>robust scaling</text:p>
          </table:table-cell>
          <table:table-cell table:style-name="ACE-7" office:value-type="string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349999999999998">
            <text:p>0.7935</text:p>
          </table:table-cell>
          <table:table-cell table:style-name="ACE-7" office:value-type="float" office:value="0.875">
            <text:p>0.875</text:p>
          </table:table-cell>
          <table:table-cell table:style-name="ACE-7" office:value-type="float" office:value="0.76359999999999995">
            <text:p>0.7636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59040000000000004">
            <text:p>0.5904</text:p>
          </table:table-cell>
          <table:table-cell table:style-name="ACE-7" office:value-type="float" office:value="16.690000000000001">
            <text:p>16.69</text:p>
          </table:table-cell>
          <table:table-cell table:style-name="ACE-7" office:value-type="float" office:value="0.5867">
            <text:p>0.5867</text:p>
          </table:table-cell>
          <table:table-cell table:style-name="ACE-7" office:value-type="float" office:value="0.1368">
            <text:p>0.1368</text:p>
          </table:table-cell>
          <table:table-cell table:style-name="ACE-7" office:value-type="float" office:value="0.61240000000000006">
            <text:p>0.6124</text:p>
          </table:table-cell>
          <table:table-cell table:style-name="ACE-7" office:value-type="string">
            <text:p>44c995d</text:p>
          </table:table-cell>
          <table:table-cell table:number-columns-repeated="114" table:style-name="ACE-7"/>
        </table:table-row>
        <table:table-row table:style-name="AROW-1">
          <table:table-cell table:style-name="ACE-8" office:value-type="string">
            <text:p>gbc</text:p>
          </table:table-cell>
          <table:table-cell table:style-name="ACE-8" office:value-type="string">
            <text:p>robust scaling</text:p>
          </table:table-cell>
          <table:table-cell table:style-name="ACE-8" office:value-type="string">
            <text:p>TRUE</text:p>
          </table:table-cell>
          <table:table-cell table:style-name="ACE-8" office:value-type="string">
            <text:p>multiple</text:p>
          </table:table-cell>
          <table:table-cell table:style-name="ACE-8" office:value-type="float" office:value="0.80979999999999996">
            <text:p>0.8098</text:p>
          </table:table-cell>
          <table:table-cell table:style-name="ACE-8" office:value-type="float" office:value="0.85709999999999997">
            <text:p>0.8571</text:p>
          </table:table-cell>
          <table:table-cell table:style-name="ACE-8" office:value-type="float" office:value="0.81820000000000004">
            <text:p>0.8182</text:p>
          </table:table-cell>
          <table:table-cell table:style-name="ACE-8" office:value-type="float" office:value="0.79730000000000001">
            <text:p>0.7973</text:p>
          </table:table-cell>
          <table:table-cell table:style-name="ACE-8" office:value-type="float" office:value="0.60970000000000002">
            <text:p>0.6097</text:p>
          </table:table-cell>
          <table:table-cell table:style-name="ACE-8" office:value-type="float" office:value="17.699999999999999">
            <text:p>17.7</text:p>
          </table:table-cell>
          <table:table-cell table:style-name="ACE-8" office:value-type="float" office:value="0.61499999999999999">
            <text:p>0.615</text:p>
          </table:table-cell>
          <table:table-cell table:style-name="ACE-8" office:value-type="float" office:value="0.17280000000000001">
            <text:p>0.1728</text:p>
          </table:table-cell>
          <table:table-cell table:style-name="ACE-8" office:value-type="float" office:value="0.35720000000000002">
            <text:p>0.3572</text:p>
          </table:table-cell>
          <table:table-cell table:style-name="ACE-8" office:value-type="string">
            <text:p>d0f74ea</text:p>
          </table:table-cell>
          <table:table-cell table:number-columns-repeated="50" table:style-name="ACE-8"/>
          <table:table-cell table:number-columns-repeated="6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standard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0979999999999996">
            <text:p>0.8098</text:p>
          </table:table-cell>
          <table:table-cell table:style-name="ACE-7" office:value-type="float" office:value="0.84399999999999997">
            <text:p>0.844</text:p>
          </table:table-cell>
          <table:table-cell table:style-name="ACE-7" office:value-type="float" office:value="0.83640000000000003">
            <text:p>0.8364</text:p>
          </table:table-cell>
          <table:table-cell table:style-name="ACE-7" office:value-type="float" office:value="0.77029999999999998">
            <text:p>0.7703</text:p>
          </table:table-cell>
          <table:table-cell table:style-name="ACE-7" office:value-type="float" office:value="0.60529999999999995">
            <text:p>0.6053</text:p>
          </table:table-cell>
          <table:table-cell table:style-name="ACE-7" office:value-type="float" office:value="17.140000000000001">
            <text:p>17.14</text:p>
          </table:table-cell>
          <table:table-cell table:style-name="ACE-7" office:value-type="float" office:value="0.59240000000000004">
            <text:p>0.5924</text:p>
          </table:table-cell>
          <table:table-cell table:style-name="ACE-7" office:value-type="float" office:value="0.1663">
            <text:p>0.166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3e470b5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pca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8800000000000003">
            <text:p>0.788</text:p>
          </table:table-cell>
          <table:table-cell table:style-name="ACE-7" office:value-type="float" office:value="0.85150000000000003">
            <text:p>0.8515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9730000000000001">
            <text:p>0.7973</text:p>
          </table:table-cell>
          <table:table-cell table:style-name="ACE-7" office:value-type="float" office:value="0.57069999999999999">
            <text:p>0.5707</text:p>
          </table:table-cell>
          <table:table-cell table:style-name="ACE-7" office:value-type="float" office:value="14.09">
            <text:p>14.09</text:p>
          </table:table-cell>
          <table:table-cell table:style-name="ACE-7" office:value-type="float" office:value="0.55520000000000003">
            <text:p>0.5552</text:p>
          </table:table-cell>
          <table:table-cell table:style-name="ACE-7" office:value-type="float" office:value="0.1653">
            <text:p>0.1653</text:p>
          </table:table-cell>
          <table:table-cell table:style-name="ACE-7" office:value-type="float" office:value="0.35720000000000002">
            <text:p>0.3572</text:p>
          </table:table-cell>
          <table:table-cell table:style-name="ACE-7" office:value-type="string">
            <text:p>4dcf6e9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isomap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9890000000000005">
            <text:p>0.7989</text:p>
          </table:table-cell>
          <table:table-cell table:style-name="ACE-7" office:value-type="float" office:value="0.84760000000000002">
            <text:p>0.8476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78380000000000005">
            <text:p>0.7838</text:p>
          </table:table-cell>
          <table:table-cell table:style-name="ACE-7" office:value-type="float" office:value="0.58730000000000004">
            <text:p>0.5873</text:p>
          </table:table-cell>
          <table:table-cell table:style-name="ACE-7" office:value-type="float" office:value="15.359999999999999">
            <text:p>15.36</text:p>
          </table:table-cell>
          <table:table-cell table:style-name="ACE-7" office:value-type="float" office:value="0.57979999999999998">
            <text:p>0.5798</text:p>
          </table:table-cell>
          <table:table-cell table:style-name="ACE-7" office:value-type="float" office:value="0.1396">
            <text:p>0.1396</text:p>
          </table:table-cell>
          <table:table-cell table:style-name="ACE-7" office:value-type="float" office:value="0.57740000000000002">
            <text:p>0.5774</text:p>
          </table:table-cell>
          <table:table-cell table:style-name="ACE-7" office:value-type="string">
            <text:p>ba08e51</text:p>
          </table:table-cell>
          <table:table-cell table:number-columns-repeated="114" table:style-name="ACE-7"/>
        </table:table-row>
        <table:table-row table:style-name="AROW-1">
          <table:table-cell table:style-name="ACE-7" office:value-type="string">
            <text:p>gbc</text:p>
          </table:table-cell>
          <table:table-cell table:style-name="ACE-7" office:value-type="string">
            <text:p>robust scaling + modified lle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76090000000000002">
            <text:p>0.7609</text:p>
          </table:table-cell>
          <table:table-cell table:style-name="ACE-7" office:value-type="float" office:value="0.81130000000000002">
            <text:p>0.8113</text:p>
          </table:table-cell>
          <table:table-cell table:style-name="ACE-7" office:value-type="float" office:value="0.78180000000000005">
            <text:p>0.7818</text:p>
          </table:table-cell>
          <table:table-cell table:style-name="ACE-7" office:value-type="float" office:value="0.72970000000000002">
            <text:p>0.7297</text:p>
          </table:table-cell>
          <table:table-cell table:style-name="ACE-7" office:value-type="float" office:value="0.50760000000000005">
            <text:p>0.5076</text:p>
          </table:table-cell>
          <table:table-cell table:style-name="ACE-7" office:value-type="float" office:value="9.6750000000000007">
            <text:p>9.675</text:p>
          </table:table-cell>
          <table:table-cell table:style-name="ACE-7" office:value-type="float" office:value="0.52549999999999997">
            <text:p>0.5255</text:p>
          </table:table-cell>
          <table:table-cell table:style-name="ACE-7" office:value-type="float" office:value="0.12909999999999999">
            <text:p>0.1291</text:p>
          </table:table-cell>
          <table:table-cell table:style-name="ACE-7" office:value-type="float" office:value="0.41930000000000001">
            <text:p>0.4193</text:p>
          </table:table-cell>
          <table:table-cell table:number-columns-repeated="115" table:style-name="ACE-7"/>
        </table:table-row>
        <table:table-row table:style-name="AROW-1">
          <table:table-cell table:style-name="ACE-7" office:value-type="string">
            <text:p>svm</text:p>
          </table:table-cell>
          <table:table-cell table:style-name="ACE-7" office:value-type="string">
            <text:p>robust scaling</text:p>
          </table:table-cell>
          <table:table-cell table:style-name="ACE-7" office:value-type="boolean" office:boolean-value="true">
            <text:p>TRUE</text:p>
          </table:table-cell>
          <table:table-cell table:style-name="ACE-7" office:value-type="string">
            <text:p>multiple</text:p>
          </table:table-cell>
          <table:table-cell table:style-name="ACE-7" office:value-type="float" office:value="0.82069999999999999">
            <text:p>0.8207</text:p>
          </table:table-cell>
          <table:table-cell table:style-name="ACE-7" office:value-type="float" office:value="0.88119999999999998">
            <text:p>0.8812</text:p>
          </table:table-cell>
          <table:table-cell table:style-name="ACE-7" office:value-type="float" office:value="0.80910000000000004">
            <text:p>0.8091</text:p>
          </table:table-cell>
          <table:table-cell table:style-name="ACE-7" office:value-type="float" office:value="0.83779999999999999">
            <text:p>0.8378</text:p>
          </table:table-cell>
          <table:table-cell table:style-name="ACE-7" office:value-type="float" office:value="0.63749999999999996">
            <text:p>0.6375</text:p>
          </table:table-cell>
          <table:table-cell table:style-name="ACE-7" office:value-type="float" office:value="21.899999999999999">
            <text:p>21.9</text:p>
          </table:table-cell>
          <table:table-cell table:style-name="ACE-7" office:value-type="float" office:value="0.60229999999999995">
            <text:p>0.6023</text:p>
          </table:table-cell>
          <table:table-cell table:style-name="ACE-7" office:value-type="float" office:value="0.1605">
            <text:p>0.1605</text:p>
          </table:table-cell>
          <table:table-cell table:style-name="ACE-7" office:value-type="float" office:value="0.21820000000000001">
            <text:p>0.2182</text:p>
          </table:table-cell>
          <table:table-cell table:style-name="ACE-10"/>
          <table:table-cell table:number-columns-repeated="114" table:style-name="ACE-7"/>
        </table:table-row>
        <table:table-row table:style-name="AROW-0" table:number-rows-repeated="1048500">
          <table:table-cell table:number-columns-repeated="128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13" gnm:cursor-row="64">
          <gnm:selection gnm:start-col="13" gnm:start-row="64" gnm:end-col="13" gnm:end-row="64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model_selection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4-04T11:03:23Z</dc:date>
    <meta:editing-cycles>40</meta:editing-cycles>
    <meta:editing-duration>P1DT1H8M37S</meta:editing-duration>
    <meta:generator>gnumeric/1.12.46</meta:generator>
  </office:meta>
</office:document-meta>
</file>